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tyle:font-face style:name="Montserrat ExtraBold" svg:font-family="'Montserrat ExtraBold'"/>
    <style:font-face style:name="Montserrat Medium" svg:font-family="'Montserra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30303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30303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303030"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30303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30303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30303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TWO_5f_COLUMNS-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3" style:family="presentation" style:parent-style-name="TITLE_5f_AND_5f_TWO_5f_COLUMNS-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4" style:family="presentation" style:parent-style-name="TITLE_5f_AND_5f_TWO_5f_COLUMNS-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TWO_5f_COLUMNS-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3"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SECTION_5f_HEADER-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SECTION_5f_TITLE_5f_AND_5f_DESCRIPTION-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42" style:family="presentation" style:parent-style-name="SECTION_5f_TITLE_5f_AND_5f_DESCRIPTION-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43" style:family="presentation" style:parent-style-name="SECTION_5f_TITLE_5f_AND_5f_DESCRIPTION-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44" style:family="presentation" style:parent-style-name="SECTION_5f_TITLE_5f_AND_5f_DESCRIPTION-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loext:graphic-properties draw:fill="solid" draw:fill-color="#adadad"/>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42pt"/>
    </style:style>
    <style:style style:name="P19" style:family="paragraph">
      <loext:graphic-properties draw:fill="none" draw:fill-color="#ffffff"/>
      <style:paragraph-properties fo:text-align="start" style:font-independent-line-spacing="true"/>
      <style:text-properties fo:font-size="21pt"/>
    </style:style>
    <style:style style:name="T1" style:family="text">
      <style:text-properties fo:font-variant="normal" fo:text-transform="none" fo:color="#ffffff" style:text-line-through-style="none" style:text-line-through-type="none" style:text-position="0% 100%" style:font-name="Montserrat ExtraBold" fo:font-size="52pt" fo:letter-spacing="normal" fo:font-style="normal" style:text-underline-style="none" fo:font-weight="normal" style:font-name-asian="Montserrat ExtraBold" style:font-size-asian="52pt" style:font-style-asian="normal" style:font-weight-asian="normal" style:font-name-complex="Montserrat ExtraBold"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Montserrat Medium" fo:font-size="28pt" fo:letter-spacing="normal" fo:font-style="normal" style:text-underline-style="none" fo:font-weight="normal" style:font-name-asian="Montserrat Medium" style:font-size-asian="28pt" style:font-style-asian="normal" style:font-weight-asian="normal" style:font-name-complex="Montserrat Medium"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ExtraBold" fo:font-size="36pt" fo:letter-spacing="normal" fo:font-style="normal" style:text-underline-style="none" fo:font-weight="normal" style:font-name-asian="Montserrat ExtraBold" style:font-size-asian="36pt" style:font-style-asian="normal" style:font-weight-asian="normal" style:font-name-complex="Montserrat ExtraBold"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ExtraBold" fo:font-size="28pt" fo:letter-spacing="normal" fo:font-style="normal" style:text-underline-style="none" fo:font-weight="normal" style:font-name-asian="Montserrat ExtraBold" style:font-size-asian="28pt" style:font-style-asian="normal" style:font-weight-asian="normal" style:font-name-complex="Montserrat ExtraBold" style:font-size-complex="28pt" style:font-style-complex="normal" style:font-weight-complex="normal"/>
    </style:style>
    <style:style style:name="T5" style:family="text">
      <style:text-properties fo:font-variant="normal" fo:text-transform="none" fo:color="#adadad" style:text-line-through-style="none" style:text-line-through-type="none" style:text-position="0% 100%" style:font-name="Montserrat Medium" fo:font-size="18pt" fo:letter-spacing="normal" fo:font-style="normal" style:text-underline-style="none" fo:font-weight="normal" style:font-name-asian="Montserrat Medium" style:font-size-asian="18pt" style:font-style-asian="normal" style:font-weight-asian="normal" style:font-name-complex="Montserrat Medium" style:font-size-complex="18pt" style:font-style-complex="normal" style:font-weight-complex="normal"/>
    </style:style>
    <style:style style:name="T6" style:family="text">
      <style:text-properties fo:font-variant="normal" fo:text-transform="none" fo:color="#adadad" style:text-line-through-style="none" style:text-line-through-type="none" style:text-position="0% 100%" style:font-name="Montserrat" fo:font-size="14pt" fo:letter-spacing="normal"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T7" style:family="text">
      <style:text-properties fo:font-variant="normal" fo:text-transform="none" fo:color="#adadad" style:text-line-through-style="none" style:text-line-through-type="none" style:text-position="0% 100%" style:font-name="Montserrat Medium" fo:font-size="14pt" fo:letter-spacing="normal" fo:font-style="normal" style:text-underline-style="none" fo:font-weight="normal" style:font-name-asian="Montserrat Medium" style:font-size-asian="14pt" style:font-style-asian="normal" style:font-weight-asian="normal" style:font-name-complex="Montserrat Medium" style:font-size-complex="14pt" style:font-style-complex="normal" style:font-weight-complex="normal"/>
    </style:style>
    <style:style style:name="T8" style:family="text">
      <style:text-properties fo:font-variant="normal" fo:text-transform="none" fo:color="#adadad" style:text-line-through-style="none" style:text-line-through-type="none" style:text-position="0% 100%" style:font-name="Montserrat Medium" fo:font-size="18pt" fo:letter-spacing="normal" fo:font-style="italic" style:text-underline-style="none" fo:font-weight="normal" style:font-name-asian="Montserrat Medium" style:font-size-asian="18pt" style:font-style-asian="italic" style:font-weight-asian="normal" style:font-name-complex="Montserrat Medium" style:font-size-complex="18pt" style:font-style-complex="italic" style:font-weight-complex="normal"/>
    </style:style>
    <style:style style:name="T9" style:family="text">
      <style:text-properties fo:font-variant="normal" fo:text-transform="none" fo:color="#ffffff" style:text-line-through-style="none" style:text-line-through-type="none" style:text-position="0% 100%" style:font-name="Montserrat Medium" fo:font-size="18pt" fo:letter-spacing="normal" fo:font-style="normal" style:text-underline-style="none" fo:font-weight="normal" style:font-name-asian="Montserrat Medium" style:font-size-asian="18pt" style:font-style-asian="normal" style:font-weight-asian="normal" style:font-name-complex="Montserrat Medium" style:font-size-complex="18pt" style:font-style-complex="normal" style:font-weight-complex="normal"/>
    </style:style>
    <style:style style:name="T10" style:family="text">
      <style:text-properties fo:font-variant="normal" fo:text-transform="none" fo:color="#adadad" style:text-line-through-style="none" style:text-line-through-type="none" style:text-position="0% 100%" style:font-name="Montserrat Medium" fo:font-size="12pt" fo:letter-spacing="normal" fo:font-style="normal" style:text-underline-style="none" fo:font-weight="normal" style:font-name-asian="Montserrat Medium" style:font-size-asian="12pt" style:font-style-asian="normal" style:font-weight-asian="normal" style:font-name-complex="Montserrat Medium"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ontserrat Medium" fo:font-size="10pt" fo:letter-spacing="normal" fo:font-style="normal" style:text-underline-style="none" fo:font-weight="normal" style:font-name-asian="Montserrat Medium" style:font-size-asian="10pt" style:font-style-asian="normal" style:font-weight-asian="normal" style:font-name-complex="Montserrat Medium" style:font-size-complex="10pt" style:font-style-complex="normal" style:font-weight-complex="normal"/>
    </style:style>
    <style:style style:name="T12" style:family="text">
      <style:text-properties fo:font-variant="normal" fo:text-transform="none" fo:color="#212121" style:text-line-through-style="none" style:text-line-through-type="none" style:text-position="0% 100%" style:font-name="Montserrat Medium" fo:font-size="10pt" fo:letter-spacing="normal" fo:font-style="normal" style:text-underline-style="none" fo:font-weight="normal" style:font-name-asian="Montserrat Medium" style:font-size-asian="10pt" style:font-style-asian="normal" style:font-weight-asian="normal" style:font-name-complex="Montserrat Medium" style:font-size-complex="10pt" style:font-style-complex="normal" style:font-weight-complex="normal"/>
    </style:style>
    <style:style style:name="T13" style:family="text">
      <style:text-properties fo:font-variant="normal" fo:text-transform="none" fo:color="#212121" style:text-line-through-style="none" style:text-line-through-type="none" style:text-position="0% 100%" style:font-name="Montserrat Medium" fo:font-size="12pt" fo:letter-spacing="normal" fo:font-style="normal" style:text-underline-style="none" fo:font-weight="normal" style:font-name-asian="Montserrat Medium" style:font-size-asian="12pt" style:font-style-asian="normal" style:font-weight-asian="normal" style:font-name-complex="Montserrat Medium"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Montserrat ExtraBold" fo:font-size="42pt" fo:letter-spacing="normal" fo:font-style="normal" style:text-underline-style="none" fo:font-weight="normal" style:font-name-asian="Montserrat ExtraBold" style:font-size-asian="42pt" style:font-style-asian="normal" style:font-weight-asian="normal" style:font-name-complex="Montserrat ExtraBold" style:font-size-complex="42pt" style:font-style-complex="normal" style:font-weight-complex="normal"/>
    </style:style>
    <style:style style:name="T15" style:family="text">
      <style:text-properties fo:font-variant="normal" fo:text-transform="none" fo:color="#4dd0e1" style:text-line-through-style="none" style:text-line-through-type="none" style:text-position="0% 100%" style:font-name="Montserrat Medium" fo:font-size="18pt" fo:letter-spacing="normal" fo:font-style="normal" style:text-underline-style="solid" style:text-underline-width="auto" style:text-underline-color="font-color" fo:font-weight="normal" style:font-name-asian="Montserrat Medium" style:font-size-asian="18pt" style:font-style-asian="normal" style:font-weight-asian="normal" style:font-name-complex="Montserrat Medium" style:font-size-complex="18pt" style:font-style-complex="normal" style:font-weight-complex="normal"/>
    </style:style>
    <style:style style:name="T16" style:family="text">
      <style:text-properties fo:font-variant="normal" fo:text-transform="none" fo:color="#adadad" style:text-line-through-style="none" style:text-line-through-type="none" style:text-position="0% 100%" style:font-name="Montserrat Medium" fo:font-size="21pt" fo:letter-spacing="normal" fo:font-style="normal" style:text-underline-style="none" fo:font-weight="normal" style:font-name-asian="Montserrat Medium" style:font-size-asian="21pt" style:font-style-asian="normal" style:font-weight-asian="normal" style:font-name-complex="Montserrat Medium" style:font-size-complex="2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Montserrat Medium"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Montserrat Medium"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Montserrat Medium" fo:color="#adadad" fo:font-size="100%"/>
      </text:list-level-style-bullet>
      <text:list-level-style-bullet text:level="2" text:bullet-char="○">
        <style:list-level-properties text:space-before="1.694cm" text:min-label-width="0.846cm"/>
        <style:text-properties style:font-name="Montserrat Medium"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Segment Tree</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Cây Phân Đoạn</text:span></text:p>
          </draw:text-box>
        </draw:frame>
        <presentation:notes draw:style-name="dp2">
          <draw:page-thumbnail draw:name="Google Shape;51;g29987b9ab05_1_0:notes" draw:style-name="gr1" draw:layer="layout" svg:width="16.932cm" svg:height="9.524cm" svg:x="1.059cm" svg:y="1.905cm" draw:page-number="1" presentation:class="page"/>
          <draw:frame draw:name="Google Shape;52;g29987b9ab05_1_0:notes" presentation:style-name="pr3" draw:text-style-name="P4" draw:layer="layout" svg:width="15.239cm" svg:height="11.429cm" svg:x="1.905cm" svg:y="12.065cm" presentation:class="notes" presentation:placeholder="true" presentation:user-transformed="true">
            <draw:text-box/>
          </draw:frame>
        </presentation:notes>
      </draw:page>
      <draw:page draw:name="Cây Phân Đoạn là gì?" draw:style-name="dp1" draw:master-page-name="SECTION_5f_HEADER">
        <draw:frame draw:name="Google Shape;60;p14" presentation:style-name="pr4" draw:text-style-name="P5" draw:layer="layout" svg:width="23.667cm" svg:height="2.337cm" svg:x="0.866cm" svg:y="5.975cm" presentation:class="title" presentation:user-transformed="true">
          <draw:text-box>
            <text:p text:style-name="P1"><text:span text:style-name="T3">Cây Phân Đoạn là gì?</text:span></text:p>
          </draw:text-box>
        </draw:frame>
        <presentation:notes draw:style-name="dp2">
          <draw:page-thumbnail draw:name="Google Shape;57;g29987b9ab05_2_20:notes" draw:style-name="gr1" draw:layer="layout" svg:width="16.932cm" svg:height="9.524cm" svg:x="1.059cm" svg:y="1.905cm" draw:page-number="2" presentation:class="page"/>
          <draw:frame draw:name="Google Shape;58;g29987b9ab05_2_20:notes" presentation:style-name="pr5" draw:text-style-name="P4" draw:layer="layout" svg:width="15.239cm" svg:height="11.429cm" svg:x="1.905cm" svg:y="12.065cm" presentation:class="notes" presentation:placeholder="true" presentation:user-transformed="true">
            <draw:text-box/>
          </draw:frame>
        </presentation:notes>
      </draw:page>
      <draw:page draw:name="Cây Phân Đoạn là gì?" draw:style-name="dp1" draw:master-page-name="TITLE_5f_AND_5f_BODY" presentation:presentation-page-layout-name="AL2T1">
        <draw:frame draw:name="Google Shape;65;p15" presentation:style-name="pr6" draw:text-style-name="P7" draw:layer="layout" svg:width="23.667cm" svg:height="1.59cm" svg:x="0.866cm" svg:y="1.236cm" presentation:class="title" presentation:user-transformed="true">
          <draw:text-box>
            <text:p text:style-name="P6"><text:span text:style-name="T4">Cây Phân Đoạn là gì?</text:span></text:p>
          </draw:text-box>
        </draw:frame>
        <draw:frame draw:name="Google Shape;66;p15" presentation:style-name="pr7" draw:text-style-name="P9" draw:layer="layout" svg:width="23.667cm" svg:height="9.489cm" svg:x="0.866cm" svg:y="3.201cm" presentation:class="outline" presentation:user-transformed="true">
          <draw:text-box>
            <text:list text:style-name="L5">
              <text:list-item>
                <text:p text:style-name="P8"><text:span text:style-name="T5">Cây Phân Đoạn là một cấu trúc dữ liệu dạng cây.</text:span></text:p>
              </text:list-item>
              <text:list-item>
                <text:p text:style-name="P8"><text:span text:style-name="T5">Cây Phân Đoạn là cây nhị phân đầy đủ.</text:span></text:p>
              </text:list-item>
              <text:list-item>
                <text:p text:style-name="P8"><text:span text:style-name="T5">Độ cao của Cây Phân Đoạn là O(logN).</text:span></text:p>
              </text:list-item>
              <text:list-item>
                <text:p text:style-name="P8"><text:span text:style-name="T5">Mỗi nút của Cây Phân Đoạn quản lý một dãy đối tượng liên tiếp, trong nút chứa thông tin tổng hợp từ các đối tượng nó quản lý.</text:span></text:p>
              </text:list-item>
              <text:list-item>
                <text:p text:style-name="P8"><text:span text:style-name="T5">Nếu một nút chỉ quản lý một đối tượng thì nó là nút lá và không có nút con.</text:span></text:p>
              </text:list-item>
              <text:list-item>
                <text:p text:style-name="P8"><text:span text:style-name="T5">Với một dãy đối tượng gồm N phần tử, nút gốc sẽ quản lý các đối tượng từ 1 đến N.</text:span></text:p>
              </text:list-item>
            </text:list>
          </draw:text-box>
        </draw:frame>
        <presentation:notes draw:style-name="dp2">
          <draw:page-thumbnail draw:name="Google Shape;62;g29987b9ab05_1_5:notes" draw:style-name="gr1" draw:layer="layout" svg:width="16.932cm" svg:height="9.524cm" svg:x="1.059cm" svg:y="1.905cm" draw:page-number="3" presentation:class="page"/>
          <draw:frame draw:name="Google Shape;63;g29987b9ab05_1_5:notes" presentation:style-name="pr8" draw:text-style-name="P4" draw:layer="layout" svg:width="15.239cm" svg:height="11.429cm" svg:x="1.905cm" svg:y="12.065cm" presentation:class="notes" presentation:placeholder="true" presentation:user-transformed="true">
            <draw:text-box/>
          </draw:frame>
        </presentation:notes>
      </draw:page>
      <draw:page draw:name="Cây Phân Đoạn có chức năng gì?" draw:style-name="dp1" draw:master-page-name="SECTION_5f_HEADER">
        <draw:frame draw:name="Google Shape;71;p16" presentation:style-name="pr4" draw:text-style-name="P5" draw:layer="layout" svg:width="23.667cm" svg:height="2.337cm" svg:x="0.866cm" svg:y="5.975cm" presentation:class="title" presentation:user-transformed="true">
          <draw:text-box>
            <text:p text:style-name="P1"><text:span text:style-name="T3">Cây Phân Đoạn có chức năng gì?</text:span></text:p>
          </draw:text-box>
        </draw:frame>
        <presentation:notes draw:style-name="dp2">
          <draw:page-thumbnail draw:name="Google Shape;68;g29987b9ab05_2_25:notes" draw:style-name="gr1" draw:layer="layout" svg:width="16.932cm" svg:height="9.524cm" svg:x="1.059cm" svg:y="1.905cm" draw:page-number="4" presentation:class="page"/>
          <draw:frame draw:name="Google Shape;69;g29987b9ab05_2_25:notes" presentation:style-name="pr9" draw:text-style-name="P4" draw:layer="layout" svg:width="15.239cm" svg:height="11.429cm" svg:x="1.905cm" svg:y="12.065cm" presentation:class="notes" presentation:placeholder="true" presentation:user-transformed="true">
            <draw:text-box/>
          </draw:frame>
        </presentation:notes>
      </draw:page>
      <draw:page draw:name="Cây Phân Đoạn có chức năng gì?" draw:style-name="dp1" draw:master-page-name="TITLE_5f_AND_5f_BODY" presentation:presentation-page-layout-name="AL2T1">
        <draw:frame draw:name="Google Shape;76;p17" presentation:style-name="pr6" draw:text-style-name="P7" draw:layer="layout" svg:width="23.667cm" svg:height="1.59cm" svg:x="0.866cm" svg:y="1.236cm" presentation:class="title" presentation:user-transformed="true">
          <draw:text-box>
            <text:p text:style-name="P6"><text:span text:style-name="T4">Cây Phân Đoạn có chức năng gì?</text:span></text:p>
          </draw:text-box>
        </draw:frame>
        <draw:frame draw:name="Google Shape;77;p17" presentation:style-name="pr7" draw:text-style-name="P9" draw:layer="layout" svg:width="23.667cm" svg:height="9.489cm" svg:x="0.866cm" svg:y="3.201cm" presentation:class="outline" presentation:user-transformed="true">
          <draw:text-box>
            <text:p text:style-name="P10"><text:span text:style-name="T5">Cây Phân Đoạn được sinh ra để phục vụ nhiều bài toán cần tốc độ truy xuất trên dãy giá trị nhanh và hiệu quả cập nhật dãy giá trị cao.</text:span></text:p>
            <text:p text:style-name="P11"><text:span text:style-name="T5">Một số bài toán áp dụng Cây Phân Đoạn:</text:span></text:p>
            <text:list text:style-name="L5">
              <text:list-item>
                <text:p text:style-name="P11"><text:span text:style-name="T5">Range Minimum Query - Truy xuất giá trị nhỏ nhất trên dãy giá trị.</text:span></text:p>
              </text:list-item>
              <text:list-item>
                <text:p text:style-name="P10"><text:span text:style-name="T5">Range Maximum Query - Truy xuất giá trị lớn nhất trên dãy giá trị.</text:span></text:p>
              </text:list-item>
              <text:list-item>
                <text:p text:style-name="P10"><text:span text:style-name="T5">Range Sum Query - Truy xuất tổng của dãy giá trị.</text:span></text:p>
              </text:list-item>
              <text:list-item>
                <text:p text:style-name="P10"><text:span text:style-name="T5">…</text:span></text:p>
              </text:list-item>
            </text:list>
          </draw:text-box>
        </draw:frame>
        <presentation:notes draw:style-name="dp2">
          <draw:page-thumbnail draw:name="Google Shape;73;g29987b9ab05_2_30:notes" draw:style-name="gr1" draw:layer="layout" svg:width="16.932cm" svg:height="9.524cm" svg:x="1.059cm" svg:y="1.905cm" draw:page-number="5" presentation:class="page"/>
          <draw:frame draw:name="Google Shape;74;g29987b9ab05_2_30:notes" presentation:style-name="pr10" draw:text-style-name="P4" draw:layer="layout" svg:width="15.239cm" svg:height="11.429cm" svg:x="1.905cm" svg:y="12.065cm" presentation:class="notes" presentation:placeholder="true" presentation:user-transformed="true">
            <draw:text-box/>
          </draw:frame>
        </presentation:notes>
      </draw:page>
      <draw:page draw:name="Ưu và nhược điểm" draw:style-name="dp1" draw:master-page-name="SECTION_5f_HEADER">
        <draw:frame draw:name="Google Shape;82;p18" presentation:style-name="pr4" draw:text-style-name="P5" draw:layer="layout" svg:width="23.667cm" svg:height="2.337cm" svg:x="0.866cm" svg:y="5.975cm" presentation:class="title" presentation:user-transformed="true">
          <draw:text-box>
            <text:p text:style-name="P1"><text:span text:style-name="T3">Ưu và nhược điểm</text:span></text:p>
          </draw:text-box>
        </draw:frame>
        <presentation:notes draw:style-name="dp2">
          <draw:page-thumbnail draw:name="Google Shape;79;g29987b9ab05_2_35:notes" draw:style-name="gr1" draw:layer="layout" svg:width="16.932cm" svg:height="9.524cm" svg:x="1.059cm" svg:y="1.905cm" draw:page-number="6" presentation:class="page"/>
          <draw:frame draw:name="Google Shape;80;g29987b9ab05_2_35:notes" presentation:style-name="pr11" draw:text-style-name="P4" draw:layer="layout" svg:width="15.239cm" svg:height="11.429cm" svg:x="1.905cm" svg:y="12.065cm" presentation:class="notes" presentation:placeholder="true" presentation:user-transformed="true">
            <draw:text-box/>
          </draw:frame>
        </presentation:notes>
      </draw:page>
      <draw:page draw:name="Ưu và nhược điểm của Cây Phân Đoạn" draw:style-name="dp1" draw:master-page-name="TITLE_5f_AND_5f_TWO_5f_COLUMNS" presentation:presentation-page-layout-name="AL3T3">
        <draw:frame draw:name="Google Shape;87;p19" presentation:style-name="pr12" draw:text-style-name="P7" draw:layer="layout" svg:width="23.667cm" svg:height="1.59cm" svg:x="0.866cm" svg:y="1.236cm" presentation:class="title" presentation:user-transformed="true">
          <draw:text-box>
            <text:p text:style-name="P6"><text:span text:style-name="T4">Ưu và nhược điểm của Cây Phân Đoạn</text:span></text:p>
          </draw:text-box>
        </draw:frame>
        <draw:frame draw:name="Google Shape;88;p19" presentation:style-name="pr13" draw:text-style-name="P12" draw:layer="layout" svg:width="11.11cm" svg:height="9.489cm" svg:x="0.866cm" svg:y="3.201cm" presentation:class="outline" presentation:user-transformed="true">
          <draw:text-box>
            <text:p text:style-name="P10"><text:span text:style-name="T6">Ưu điểm:</text:span></text:p>
            <text:list text:style-name="L8">
              <text:list-item>
                <text:p text:style-name="P11"><text:span text:style-name="T7">Truy xuất nhanh: có thể trả lời một cách hiệu quả những truy xuất về giá trị min, max, sum,... tùy theo cài đặt với độ phức tạp thời gian O(logN).</text:span></text:p>
              </text:list-item>
              <text:list-item>
                <text:p text:style-name="P10"><text:span text:style-name="T7">Cập nhật hiệu quả: cho phép cập nhật với độ phức tạp thời gian O(logN) đối với các giá trị trong dãy dữ liệu.</text:span></text:p>
              </text:list-item>
              <text:list-item>
                <text:p text:style-name="P10"><text:span text:style-name="T7">Linh hoạt, có thể áp dụng với nhiều bài toán truy xuất và cập nhật.</text:span></text:p>
              </text:list-item>
            </text:list>
          </draw:text-box>
        </draw:frame>
        <draw:frame draw:name="Google Shape;89;p19" presentation:style-name="pr13" draw:text-style-name="P12" draw:layer="layout" svg:width="11.11cm" svg:height="9.489cm" svg:x="13.423cm" svg:y="3.201cm" presentation:class="outline" presentation:user-transformed="true">
          <draw:text-box>
            <text:p text:style-name="P10"><text:span text:style-name="T6">Nhược điểm:</text:span></text:p>
            <text:list text:style-name="L8">
              <text:list-item>
                <text:p text:style-name="P11"><text:span text:style-name="T7">Quá trình cài đặt có thể trở nên phức tạp và rối rắm, đặc biệt với mảng dữ liệu lớn hoặc kiểu dữ liệu đa chiều.</text:span></text:p>
              </text:list-item>
              <text:list-item>
                <text:p text:style-name="P10"><text:span text:style-name="T7">Độ phức tạp thời gian (time complexity) vẫn còn cao hơn một số cấu trúc dữ liệu khác. Ví dụ: Cây Fenwick,...</text:span></text:p>
              </text:list-item>
              <text:list-item>
                <text:p text:style-name="P10"><text:span text:style-name="T7">Độ phức tạp không gian (space complexity) vẫn còn khá cao - O(4N).</text:span></text:p>
              </text:list-item>
            </text:list>
          </draw:text-box>
        </draw:frame>
        <presentation:notes draw:style-name="dp2">
          <draw:page-thumbnail draw:name="Google Shape;84;g29987b9ab05_2_40:notes" draw:style-name="gr1" draw:layer="layout" svg:width="16.932cm" svg:height="9.524cm" svg:x="1.059cm" svg:y="1.905cm" draw:page-number="7" presentation:class="page"/>
          <draw:frame draw:name="Google Shape;85;g29987b9ab05_2_40:notes" presentation:style-name="pr14" draw:text-style-name="P4" draw:layer="layout" svg:width="15.239cm" svg:height="11.429cm" svg:x="1.905cm" svg:y="12.065cm" presentation:class="notes" presentation:placeholder="true" presentation:user-transformed="true">
            <draw:text-box/>
          </draw:frame>
        </presentation:notes>
      </draw:page>
      <draw:page draw:name="Cài đặt Cây Phân Đoạn" draw:style-name="dp1" draw:master-page-name="SECTION_5f_HEADER">
        <draw:frame draw:name="Google Shape;94;p20" presentation:style-name="pr4" draw:text-style-name="P5" draw:layer="layout" svg:width="23.667cm" svg:height="2.337cm" svg:x="0.866cm" svg:y="5.975cm" presentation:class="title" presentation:user-transformed="true">
          <draw:text-box>
            <text:p text:style-name="P1"><text:span text:style-name="T3">Cài đặt Cây Phân Đoạn</text:span></text:p>
          </draw:text-box>
        </draw:frame>
        <presentation:notes draw:style-name="dp2">
          <draw:page-thumbnail draw:name="Google Shape;91;g29987b9ab05_2_46:notes" draw:style-name="gr1" draw:layer="layout" svg:width="16.932cm" svg:height="9.524cm" svg:x="1.059cm" svg:y="1.905cm" draw:page-number="8" presentation:class="page"/>
          <draw:frame draw:name="Google Shape;92;g29987b9ab05_2_46:notes" presentation:style-name="pr15" draw:text-style-name="P4" draw:layer="layout" svg:width="15.239cm" svg:height="11.429cm" svg:x="1.905cm" svg:y="12.065cm" presentation:class="notes" presentation:placeholder="true" presentation:user-transformed="true">
            <draw:text-box/>
          </draw:frame>
        </presentation:notes>
      </draw:page>
      <draw:page draw:name="Cài đặt Cây Phân Đoạn" draw:style-name="dp1" draw:master-page-name="TITLE_5f_AND_5f_BODY" presentation:presentation-page-layout-name="AL2T1">
        <draw:frame draw:name="Google Shape;99;p21" presentation:style-name="pr6" draw:text-style-name="P7" draw:layer="layout" svg:width="23.667cm" svg:height="1.59cm" svg:x="0.866cm" svg:y="1.236cm" presentation:class="title" presentation:user-transformed="true">
          <draw:text-box>
            <text:p text:style-name="P6"><text:span text:style-name="T4">Cài đặt Cây Phân Đoạn</text:span></text:p>
          </draw:text-box>
        </draw:frame>
        <draw:frame draw:name="Google Shape;100;p21" presentation:style-name="pr7" draw:text-style-name="P9" draw:layer="layout" svg:width="23.667cm" svg:height="9.489cm" svg:x="0.866cm" svg:y="3.201cm" presentation:class="outline" presentation:user-transformed="true">
          <draw:text-box>
            <text:p text:style-name="P10"><text:span text:style-name="T5">Có 2 cách cài đặt:</text:span></text:p>
            <text:list text:style-name="L5">
              <text:list-item>
                <text:p text:style-name="P11"><text:span text:style-name="T5">Sử dụng con trỏ để trỏ đến nút.</text:span></text:p>
              </text:list-item>
              <text:list-item>
                <text:p text:style-name="P10"><text:span text:style-name="T5">Sử dụng mảng container để lưu giá trị nút rồi dùng hàm ánh xạ đến vị trí nút trong mảng.</text:span></text:p>
              </text:list-item>
            </text:list>
            <text:p text:style-name="P11"><text:span text:style-name="T5">Ta sẽ sử dụng cách cài đặt thứ hai.</text:span></text:p>
            <text:p text:style-name="P11"><text:span text:style-name="T8">(*) Hàm ánh xạ, biết rằng node_index là vị trí nút hiện tại:</text:span></text:p>
            <text:list text:continue-numbering="true" text:style-name="L5">
              <text:list-item>
                <text:p text:style-name="P11"><text:span text:style-name="T8">Nút con bên trái: left_index = (node_index * 2) + 1.</text:span></text:p>
              </text:list-item>
              <text:list-item>
                <text:p text:style-name="P10"><text:span text:style-name="T8">Nút con bên phải: right_index = (node_index * 2) + 2.</text:span></text:p>
              </text:list-item>
            </text:list>
          </draw:text-box>
        </draw:frame>
        <presentation:notes draw:style-name="dp2">
          <draw:page-thumbnail draw:name="Google Shape;96;g29987b9ab05_2_52:notes" draw:style-name="gr1" draw:layer="layout" svg:width="16.932cm" svg:height="9.524cm" svg:x="1.059cm" svg:y="1.905cm" draw:page-number="9" presentation:class="page"/>
          <draw:frame draw:name="Google Shape;97;g29987b9ab05_2_52:notes" presentation:style-name="pr16" draw:text-style-name="P4" draw:layer="layout" svg:width="15.239cm" svg:height="11.429cm" svg:x="1.905cm" svg:y="12.065cm" presentation:class="notes" presentation:placeholder="true" presentation:user-transformed="true">
            <draw:text-box/>
          </draw:frame>
        </presentation:notes>
      </draw:page>
      <draw:page draw:name="Cài đặt Cây Phân Đoạn" draw:style-name="dp1" draw:master-page-name="TITLE_5f_AND_5f_BODY" presentation:presentation-page-layout-name="AL2T1">
        <draw:frame draw:name="Google Shape;105;p22" presentation:style-name="pr6" draw:text-style-name="P7" draw:layer="layout" svg:width="23.667cm" svg:height="1.59cm" svg:x="0.866cm" svg:y="1.236cm" presentation:class="title" presentation:user-transformed="true">
          <draw:text-box>
            <text:p text:style-name="P6"><text:span text:style-name="T4">Cài đặt Cây Phân Đoạn</text:span></text:p>
          </draw:text-box>
        </draw:frame>
        <draw:frame draw:name="Google Shape;106;p22" presentation:style-name="pr7" draw:text-style-name="P9" draw:layer="layout" svg:width="23.667cm" svg:height="9.489cm" svg:x="0.866cm" svg:y="3.201cm" presentation:class="outline" presentation:user-transformed="true">
          <draw:text-box>
            <text:p text:style-name="P10"><text:span text:style-name="T5">Container cần ít nhất capacity = (2 * 2 ^ ceil(log2(N)) - 1) đơn vị bộ nhớ để cài đặt cho mảng giá trị N phần tử.</text:span></text:p>
            <text:p text:style-name="P11"><text:span text:style-name="T5">Tồn tại giá trị này là vì Cây Phân Đoạn là cây nhị phân đầy đủ. Vì vậy, với N không phải là lũy thừa của 2, ta sẽ cần lấy N’ là lũy thừa 2 lớn hơn gần nhất với N để phù hợp với quá trình xây dựng Cây Phân Đoạn.</text:span></text:p>
            <text:p text:style-name="P13"><text:span text:style-name="T5">Giá trị capacity sẽ xấp xỉ 4N.</text:span></text:p>
          </draw:text-box>
        </draw:frame>
        <presentation:notes draw:style-name="dp2">
          <draw:page-thumbnail draw:name="Google Shape;102;g29987b9ab05_2_59:notes" draw:style-name="gr1" draw:layer="layout" svg:width="16.932cm" svg:height="9.524cm" svg:x="1.059cm" svg:y="1.905cm" draw:page-number="10" presentation:class="page"/>
          <draw:frame draw:name="Google Shape;103;g29987b9ab05_2_59:notes" presentation:style-name="pr17" draw:text-style-name="P4" draw:layer="layout" svg:width="15.239cm" svg:height="11.429cm" svg:x="1.905cm" svg:y="12.065cm" presentation:class="notes" presentation:placeholder="true" presentation:user-transformed="true">
            <draw:text-box/>
          </draw:frame>
        </presentation:notes>
      </draw:page>
      <draw:page draw:name="Cài đặt Cây Phân Đoạn" draw:style-name="dp1" draw:master-page-name="TITLE_5f_AND_5f_BODY" presentation:presentation-page-layout-name="AL2T1">
        <draw:frame draw:name="Google Shape;111;p23" presentation:style-name="pr6" draw:text-style-name="P7" draw:layer="layout" svg:width="23.667cm" svg:height="1.59cm" svg:x="0.866cm" svg:y="1.236cm" presentation:class="title" presentation:user-transformed="true">
          <draw:text-box>
            <text:p text:style-name="P6"><text:span text:style-name="T4">Cài đặt Cây Phân Đoạn</text:span></text:p>
          </draw:text-box>
        </draw:frame>
        <draw:frame draw:name="Google Shape;112;p23" presentation:style-name="pr7" draw:text-style-name="P9" draw:layer="layout" svg:width="23.667cm" svg:height="9.489cm" svg:x="0.866cm" svg:y="3.201cm" presentation:class="outline" presentation:user-transformed="true">
          <draw:text-box>
            <text:p text:style-name="P10"><text:span text:style-name="T5">Có 2 hướng xây dựng Cây Phân Đoạn:</text:span></text:p>
            <text:list text:style-name="L5">
              <text:list-item>
                <text:p text:style-name="P11"><text:span text:style-name="T5">“</text:span><text:span text:style-name="T5">Từ dưới lên trên”: không đệ quy.</text:span></text:p>
              </text:list-item>
              <text:list-item>
                <text:p text:style-name="P10"><text:span text:style-name="T5">“</text:span><text:span text:style-name="T5">Từ trên xuống dưới”: đệ quy.</text:span></text:p>
              </text:list-item>
            </text:list>
          </draw:text-box>
        </draw:frame>
        <presentation:notes draw:style-name="dp2">
          <draw:page-thumbnail draw:name="Google Shape;108;g29987b9ab05_2_69:notes" draw:style-name="gr1" draw:layer="layout" svg:width="16.932cm" svg:height="9.524cm" svg:x="1.059cm" svg:y="1.905cm" draw:page-number="11" presentation:class="page"/>
          <draw:frame draw:name="Google Shape;109;g29987b9ab05_2_69:notes" presentation:style-name="pr18" draw:text-style-name="P4" draw:layer="layout" svg:width="15.239cm" svg:height="11.429cm" svg:x="1.905cm" svg:y="12.065cm" presentation:class="notes" presentation:placeholder="true" presentation:user-transformed="true">
            <draw:text-box/>
          </draw:frame>
        </presentation:notes>
      </draw:page>
      <draw:page draw:name="Cài đặt Cây Phân Đoạn" draw:style-name="dp1" draw:master-page-name="TITLE_5f_AND_5f_TWO_5f_COLUMNS" presentation:presentation-page-layout-name="AL3T3">
        <draw:frame draw:name="Google Shape;117;p24" presentation:style-name="pr12" draw:text-style-name="P7" draw:layer="layout" svg:width="23.667cm" svg:height="1.59cm" svg:x="0.866cm" svg:y="1.236cm" presentation:class="title" presentation:user-transformed="true">
          <draw:text-box>
            <text:p text:style-name="P6"><text:span text:style-name="T4">Cài đặt Cây Phân Đoạn</text:span></text:p>
          </draw:text-box>
        </draw:frame>
        <draw:frame draw:name="Google Shape;118;p24" presentation:style-name="pr13" draw:text-style-name="P12" draw:layer="layout" svg:width="11.11cm" svg:height="9.489cm" svg:x="0.866cm" svg:y="3.201cm" presentation:class="outline" presentation:user-transformed="true">
          <draw:text-box>
            <text:p text:style-name="P10"><text:span text:style-name="T6">“</text:span><text:span text:style-name="T6">Từ dưới lên trên”:</text:span></text:p>
            <text:list text:style-name="L8">
              <text:list-item>
                <text:p text:style-name="P11"><text:span text:style-name="T7">Gán nút lá lần lượt tương ứng với các giá trị trong dãy.</text:span></text:p>
              </text:list-item>
              <text:list-item>
                <text:p text:style-name="P10"><text:span text:style-name="T7">Tính toán ngược lên nút cha bằng cách “hợp nhất” lần lượt 2 nút con, ánh xạ vào vị trí trong container.</text:span></text:p>
              </text:list-item>
              <text:list-item>
                <text:p text:style-name="P10"><text:span text:style-name="T7">Lặp lại bước trên đến khi đạt đến nút gốc.</text:span></text:p>
              </text:list-item>
            </text:list>
            <text:p text:style-name="P13"><text:span text:style-name="T9"/></text:p>
          </draw:text-box>
        </draw:frame>
        <draw:frame draw:name="Google Shape;119;p24" presentation:style-name="pr13" draw:text-style-name="P12" draw:layer="layout" svg:width="11.11cm" svg:height="9.489cm" svg:x="13.423cm" svg:y="3.201cm" presentation:class="outline" presentation:user-transformed="true">
          <draw:text-box>
            <text:p text:style-name="P10"><text:span text:style-name="T6">“</text:span><text:span text:style-name="T6">Từ trên xuống dưới” - đệ quy:</text:span></text:p>
            <text:list text:style-name="L8">
              <text:list-item>
                <text:p text:style-name="P11"><text:span text:style-name="T7">Bắt đầu từ nút gốc với mô hình đệ quy:</text:span></text:p>
              </text:list-item>
            </text:list>
            <text:list text:style-name="L11">
              <text:list-item>
                <text:list>
                  <text:list-item>
                    <text:p text:style-name="P10"><text:span text:style-name="T10">Nếu là nút lá, gán với giá trị tương ứng trong dãy.</text:span></text:p>
                  </text:list-item>
                  <text:list-item>
                    <text:p text:style-name="P10"><text:span text:style-name="T10">Nếu ngược lại, tiếp tục gọi đệ quy để tính giá trị hai nút con, giá trị nút hiện tại sẽ được “hợp nhất” từ hai nút con.</text:span></text:p>
                  </text:list-item>
                </text:list>
              </text:list-item>
              <text:list-item>
                <text:p text:style-name="P10"><text:span text:style-name="T7">Kết thúc đệ quy ta được Cây Phân Đoạn đã tính toán trên toàn bộ dãy giá trị.</text:span></text:p>
              </text:list-item>
            </text:list>
          </draw:text-box>
        </draw:frame>
        <presentation:notes draw:style-name="dp2">
          <draw:page-thumbnail draw:name="Google Shape;114;g29987b9ab05_2_80:notes" draw:style-name="gr1" draw:layer="layout" svg:width="16.932cm" svg:height="9.524cm" svg:x="1.059cm" svg:y="1.905cm" draw:page-number="12" presentation:class="page"/>
          <draw:frame draw:name="Google Shape;115;g29987b9ab05_2_80:notes" presentation:style-name="pr19" draw:text-style-name="P4" draw:layer="layout" svg:width="15.239cm" svg:height="11.429cm" svg:x="1.905cm" svg:y="12.065cm" presentation:class="notes" presentation:placeholder="true" presentation:user-transformed="true">
            <draw:text-box/>
          </draw:frame>
        </presentation:notes>
      </draw:page>
      <draw:page draw:name="Cập nhật trên Cây Phân Đoạn" draw:style-name="dp1" draw:master-page-name="SECTION_5f_HEADER">
        <draw:frame draw:name="Google Shape;124;p25" presentation:style-name="pr4" draw:text-style-name="P5" draw:layer="layout" svg:width="23.667cm" svg:height="2.337cm" svg:x="0.866cm" svg:y="5.975cm" presentation:class="title" presentation:user-transformed="true">
          <draw:text-box>
            <text:p text:style-name="P1"><text:span text:style-name="T3">Cập nhật trên Cây Phân Đoạn</text:span></text:p>
          </draw:text-box>
        </draw:frame>
        <presentation:notes draw:style-name="dp2">
          <draw:page-thumbnail draw:name="Google Shape;121;g299a70e292d_0_11:notes" draw:style-name="gr1" draw:layer="layout" svg:width="16.932cm" svg:height="9.524cm" svg:x="1.059cm" svg:y="1.905cm" draw:page-number="13" presentation:class="page"/>
          <draw:frame draw:name="Google Shape;122;g299a70e292d_0_11:notes" presentation:style-name="pr20" draw:text-style-name="P4" draw:layer="layout" svg:width="15.239cm" svg:height="11.429cm" svg:x="1.905cm" svg:y="12.065cm" presentation:class="notes" presentation:placeholder="true" presentation:user-transformed="true">
            <draw:text-box/>
          </draw:frame>
        </presentation:notes>
      </draw:page>
      <draw:page draw:name="Cập nhật trên Cây Phân Đoạn" draw:style-name="dp1" draw:master-page-name="TITLE_5f_AND_5f_BODY" presentation:presentation-page-layout-name="AL2T1">
        <draw:frame draw:name="Google Shape;129;p26" presentation:style-name="pr6" draw:text-style-name="P7" draw:layer="layout" svg:width="23.667cm" svg:height="1.59cm" svg:x="0.866cm" svg:y="1.236cm" presentation:class="title" presentation:user-transformed="true">
          <draw:text-box>
            <text:p text:style-name="P6"><text:span text:style-name="T4">Cập nhật trên Cây Phân Đoạn</text:span></text:p>
          </draw:text-box>
        </draw:frame>
        <draw:frame draw:name="Google Shape;130;p26" presentation:style-name="pr7" draw:text-style-name="P9" draw:layer="layout" svg:width="23.667cm" svg:height="9.489cm" svg:x="0.866cm" svg:y="3.201cm" presentation:class="outline" presentation:user-transformed="true">
          <draw:text-box>
            <text:p text:style-name="P10"><text:span text:style-name="T5">Để cập nhật giá trị ở vị trí bất kì trên dãy giá trị, ta cập nhật trước nhất giá trị nút lá tương ứng với vị trí trên dãy.</text:span></text:p>
            <text:p text:style-name="P11"><text:span text:style-name="T5">Các nốt lá khác không bị ảnh hưởng vì không liên kết đến phần tử trong dãy.</text:span></text:p>
            <text:p text:style-name="P11"><text:span text:style-name="T5">Lần lượt cập nhật nút cha của nút vừa sửa đổi, nút cha của nút cha đã cập nhật,... cho đến khi gặp nút gốc.</text:span></text:p>
            <text:p text:style-name="P13"><text:span text:style-name="T5">Nói cách khác, những nút quản lý các đoạn chứa phần tử được cập nhật đều được lần lượt sửa đổi cho phù hợp với giá trị thay đổi theo thứ tự từ dưới lên.</text:span></text:p>
          </draw:text-box>
        </draw:frame>
        <presentation:notes draw:style-name="dp2">
          <draw:page-thumbnail draw:name="Google Shape;126;g299a70e292d_0_17:notes" draw:style-name="gr1" draw:layer="layout" svg:width="16.932cm" svg:height="9.524cm" svg:x="1.059cm" svg:y="1.905cm" draw:page-number="14" presentation:class="page"/>
          <draw:frame draw:name="Google Shape;127;g299a70e292d_0_17:notes" presentation:style-name="pr21" draw:text-style-name="P4" draw:layer="layout" svg:width="15.239cm" svg:height="11.429cm" svg:x="1.905cm" svg:y="12.065cm" presentation:class="notes" presentation:placeholder="true" presentation:user-transformed="true">
            <draw:text-box/>
          </draw:frame>
        </presentation:notes>
      </draw:page>
      <draw:page draw:name="Cập nhật trên Cây Phân Đoạn - Cây Sum" draw:style-name="dp1" draw:master-page-name="TITLE_5f_ONLY" presentation:presentation-page-layout-name="AL4T19">
        <draw:frame draw:name="Google Shape;135;p27" presentation:style-name="pr22" draw:text-style-name="P7" draw:layer="layout" svg:width="23.667cm" svg:height="1.59cm" svg:x="0.866cm" svg:y="1.236cm" presentation:class="title" presentation:user-transformed="true">
          <draw:text-box>
            <text:p text:style-name="P6"><text:span text:style-name="T4">Cập nhật trên Cây Phân Đoạn - Cây Sum</text:span></text:p>
          </draw:text-box>
        </draw:frame>
        <draw:custom-shape draw:name="Google Shape;136;p27"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37;p27" draw:style-name="gr3" draw:text-style-name="P14"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p27" draw:style-name="gr3" draw:text-style-name="P14"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9;p27" draw:style-name="gr3" draw:text-style-name="P14"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p27"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p27" draw:style-name="gr3" draw:text-style-name="P14"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2;p27" draw:style-name="gr3" draw:text-style-name="P14"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3;p27"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4;p27"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145;p27"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146;p27"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147;p27"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148;p27"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149;p27"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presentation:notes draw:style-name="dp2">
          <draw:page-thumbnail draw:name="Google Shape;132;g299a70e292d_0_22:notes" draw:style-name="gr1" draw:layer="layout" svg:width="16.932cm" svg:height="9.524cm" svg:x="1.059cm" svg:y="1.905cm" draw:page-number="15" presentation:class="page"/>
          <draw:frame draw:name="Google Shape;133;g299a70e292d_0_22:notes" presentation:style-name="pr23" draw:text-style-name="P4" draw:layer="layout" svg:width="15.239cm" svg:height="11.429cm" svg:x="1.905cm" svg:y="12.065cm" presentation:class="notes" presentation:placeholder="true" presentation:user-transformed="true">
            <draw:text-box/>
          </draw:frame>
        </presentation:notes>
      </draw:page>
      <draw:page draw:name="Cập nhật trên Cây Phân Đoạn - Cây Sum" draw:style-name="dp1" draw:master-page-name="TITLE_5f_ONLY" presentation:presentation-page-layout-name="AL4T19">
        <draw:frame draw:name="Google Shape;154;p28" presentation:style-name="pr22" draw:text-style-name="P7" draw:layer="layout" svg:width="23.667cm" svg:height="1.59cm" svg:x="0.866cm" svg:y="1.236cm" presentation:class="title" presentation:user-transformed="true">
          <draw:text-box>
            <text:p text:style-name="P6"><text:span text:style-name="T4">Cập nhật trên Cây Phân Đoạn - Cây Sum</text:span></text:p>
          </draw:text-box>
        </draw:frame>
        <draw:custom-shape draw:name="Google Shape;155;p28"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6;p28" draw:style-name="gr3" draw:text-style-name="P14"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p28" draw:style-name="gr3" draw:text-style-name="P14"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p28" draw:style-name="gr3" draw:text-style-name="P14"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9;p28"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0;p28" draw:style-name="gr3" draw:text-style-name="P14"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p28" draw:style-name="gr3" draw:text-style-name="P14"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2;p28"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3;p28"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164;p28"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165;p28"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166;p28"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167;p28"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168;p28"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169;p28" draw:style-name="gr5" draw:text-style-name="P12" draw:layer="layout" svg:width="10.362cm" svg:height="1.757cm" svg:x="7.518cm" svg:y="10.084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0;p28" draw:style-name="gr6" draw:text-style-name="P12" draw:layer="layout" svg:width="2.513cm" svg:height="0.898cm" svg:x="19.643cm" svg:y="10.514cm">
          <text:p text:style-name="P6"><text:span text:style-name="T12">Dãy giá tr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8" draw:style-name="gr7" draw:text-style-name="P15" draw:layer="layout" svg:width="1.76cm" svg:height="0.001cm" svg:x="17.882cm" svg:y="10.963cm">
          <text:p/>
          <draw:enhanced-geometry draw:mirror-horizontal="false" draw:mirror-vertical="false" svg:viewBox="0 0 21600 21600" draw:type="mso-spt32" draw:enhanced-path="M 0 0 L 21600 21600 N"/>
        </draw:custom-shape>
        <presentation:notes draw:style-name="dp2">
          <draw:page-thumbnail draw:name="Google Shape;151;g299a70e292d_0_54:notes" draw:style-name="gr1" draw:layer="layout" svg:width="16.932cm" svg:height="9.524cm" svg:x="1.059cm" svg:y="1.905cm" draw:page-number="16" presentation:class="page"/>
          <draw:frame draw:name="Google Shape;152;g299a70e292d_0_54:notes" presentation:style-name="pr24" draw:text-style-name="P4" draw:layer="layout" svg:width="15.239cm" svg:height="11.429cm" svg:x="1.905cm" svg:y="12.065cm" presentation:class="notes" presentation:placeholder="true" presentation:user-transformed="true">
            <draw:text-box/>
          </draw:frame>
        </presentation:notes>
      </draw:page>
      <draw:page draw:name="Cập nhật trên Cây Phân Đoạn - Cây Sum&#10;" draw:style-name="dp1" draw:master-page-name="TITLE_5f_ONLY" presentation:presentation-page-layout-name="AL4T19">
        <draw:frame draw:name="Google Shape;176;p29" presentation:style-name="pr22" draw:text-style-name="P7" draw:layer="layout" svg:width="23.667cm" svg:height="1.59cm" svg:x="0.866cm" svg:y="1.236cm" presentation:class="title" presentation:user-transformed="true">
          <draw:text-box>
            <text:p text:style-name="P6"><text:span text:style-name="T4">Cập nhật trên Cây Phân Đoạn - Cây Sum</text:span><text:span text:style-name="T4"><text:line-break/></text:span><text:span text:style-name="T4"/></text:p>
          </draw:text-box>
        </draw:frame>
        <draw:custom-shape draw:name="Google Shape;177;p29"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p29" draw:style-name="gr5" draw:text-style-name="P12" draw:layer="layout" svg:width="10.362cm" svg:height="1.757cm" svg:x="7.518cm" svg:y="10.084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p29" draw:style-name="gr3" draw:text-style-name="P14"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0;p29" draw:style-name="gr3" draw:text-style-name="P14"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1;p29" draw:style-name="gr3" draw:text-style-name="P14"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2;p29"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3;p29" draw:style-name="gr3" draw:text-style-name="P14"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4;p29" draw:style-name="gr8" draw:text-style-name="P16" draw:layer="layout" svg:width="1.318cm" svg:height="1.272cm" svg:x="13.36cm" svg:y="10.367cm">
          <text:p text:style-name="P1"><text:span text:style-name="T11">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5;p29"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p29"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187;p29"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188;p29"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189;p29"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190;p29"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191;p29"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192;p29" draw:style-name="gr6" draw:text-style-name="P12" draw:layer="layout" svg:width="2.513cm" svg:height="0.898cm" svg:x="19.643cm" svg:y="10.514cm">
          <text:p text:style-name="P6"><text:span text:style-name="T12">Dãy giá tr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9" draw:style-name="gr7" draw:text-style-name="P15" draw:layer="layout" svg:width="1.76cm" svg:height="0.001cm" svg:x="17.882cm" svg:y="10.963cm">
          <text:p/>
          <draw:enhanced-geometry draw:mirror-horizontal="false" draw:mirror-vertical="false" svg:viewBox="0 0 21600 21600" draw:type="mso-spt32" draw:enhanced-path="M 0 0 L 21600 21600 N"/>
        </draw:custom-shape>
        <draw:custom-shape draw:name="Google Shape;194;p29" draw:style-name="gr9" draw:text-style-name="P12" draw:layer="layout" svg:width="4.292cm" svg:height="1.355cm" svg:x="17.882cm" svg:y="8.173cm">
          <text:p text:style-name="P6"><text:span text:style-name="T12">Cập nhật giá trị 3 tại index 2 thành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9" draw:style-name="gr7" draw:text-style-name="P15" draw:layer="layout" svg:width="3.202cm" svg:height="2.145cm" draw:transform="rotate (-3.14159265358979) translate (17.882cm 11.004cm)">
          <text:p/>
          <draw:enhanced-geometry draw:mirror-horizontal="true" draw:mirror-vertical="false" svg:viewBox="0 0 21600 21600" draw:type="mso-spt32" draw:enhanced-path="M 0 0 L 21600 21600 N"/>
        </draw:custom-shape>
        <presentation:notes draw:style-name="dp2">
          <draw:page-thumbnail draw:name="Google Shape;173;g299a70e292d_0_75:notes" draw:style-name="gr1" draw:layer="layout" svg:width="16.932cm" svg:height="9.524cm" svg:x="1.059cm" svg:y="1.905cm" draw:page-number="17" presentation:class="page"/>
          <draw:frame draw:name="Google Shape;174;g299a70e292d_0_75:notes" presentation:style-name="pr25" draw:text-style-name="P4" draw:layer="layout" svg:width="15.239cm" svg:height="11.429cm" svg:x="1.905cm" svg:y="12.065cm" presentation:class="notes" presentation:placeholder="true" presentation:user-transformed="true">
            <draw:text-box/>
          </draw:frame>
        </presentation:notes>
      </draw:page>
      <draw:page draw:name="Cập nhật trên Cây Phân Đoạn - Cây Sum&#10;" draw:style-name="dp1" draw:master-page-name="TITLE_5f_ONLY" presentation:presentation-page-layout-name="AL4T19">
        <draw:frame draw:name="Google Shape;200;p30" presentation:style-name="pr22" draw:text-style-name="P7" draw:layer="layout" svg:width="23.667cm" svg:height="1.59cm" svg:x="0.866cm" svg:y="1.236cm" presentation:class="title" presentation:user-transformed="true">
          <draw:text-box>
            <text:p text:style-name="P6"><text:span text:style-name="T4">Cập nhật trên Cây Phân Đoạn - Cây Sum</text:span><text:span text:style-name="T4"><text:line-break/></text:span><text:span text:style-name="T4"/></text:p>
          </draw:text-box>
        </draw:frame>
        <draw:custom-shape draw:name="Google Shape;201;p30"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2;p30" draw:style-name="gr5" draw:text-style-name="P12" draw:layer="layout" svg:width="10.362cm" svg:height="1.757cm" svg:x="7.518cm" svg:y="10.084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3;p30" draw:style-name="gr3" draw:text-style-name="P14"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p30" draw:style-name="gr3" draw:text-style-name="P14"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p30" draw:style-name="gr8" draw:text-style-name="P16" draw:layer="layout" svg:width="1.318cm" svg:height="1.272cm" svg:x="13.36cm" svg:y="7.335cm">
          <text:p text:style-name="P1"><text:span text:style-name="T11">9</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p30"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7;p30" draw:style-name="gr3" draw:text-style-name="P14"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p30" draw:style-name="gr8" draw:text-style-name="P16" draw:layer="layout" svg:width="1.318cm" svg:height="1.272cm" svg:x="13.36cm" svg:y="10.367cm">
          <text:p text:style-name="P1"><text:span text:style-name="T11">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p30"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0;p30"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211;p30"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212;p30"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213;p30"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214;p30"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215;p30"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216;p30" draw:style-name="gr6" draw:text-style-name="P12" draw:layer="layout" svg:width="2.513cm" svg:height="0.898cm" svg:x="19.643cm" svg:y="10.514cm">
          <text:p text:style-name="P6"><text:span text:style-name="T12">Dãy giá tr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30" draw:style-name="gr7" draw:text-style-name="P15" draw:layer="layout" svg:width="1.76cm" svg:height="0.001cm" svg:x="17.882cm" svg:y="10.963cm">
          <text:p/>
          <draw:enhanced-geometry draw:mirror-horizontal="false" draw:mirror-vertical="false" svg:viewBox="0 0 21600 21600" draw:type="mso-spt32" draw:enhanced-path="M 0 0 L 21600 21600 N"/>
        </draw:custom-shape>
        <draw:custom-shape draw:name="Google Shape;218;p30" draw:style-name="gr9" draw:text-style-name="P12" draw:layer="layout" svg:width="4.292cm" svg:height="1.355cm" svg:x="17.882cm" svg:y="8.173cm">
          <text:p text:style-name="P6"><text:span text:style-name="T12">Cập nhật giá trị 3 tại index 2 thành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0" draw:style-name="gr7" draw:text-style-name="P15" draw:layer="layout" svg:width="3.202cm" svg:height="2.145cm" draw:transform="rotate (-3.14159265358979) translate (17.882cm 11.004cm)">
          <text:p/>
          <draw:enhanced-geometry draw:mirror-horizontal="true" draw:mirror-vertical="false" svg:viewBox="0 0 21600 21600" draw:type="mso-spt32" draw:enhanced-path="M 0 0 L 21600 21600 N"/>
        </draw:custom-shape>
        <draw:custom-shape draw:name="Google Shape;220;p30" draw:style-name="gr9" draw:text-style-name="P12" draw:layer="layout" svg:width="4.292cm" svg:height="1.355cm" svg:x="17.882cm" svg:y="5.576cm">
          <text:p text:style-name="P6"><text:span text:style-name="T12">Nút cha ảnh hưởng cập nhật giá tr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0" draw:style-name="gr7" draw:text-style-name="P15" draw:layer="layout" svg:width="3.202cm" svg:height="1.711cm" draw:transform="rotate (-3.14159265358979) translate (17.882cm 7.972cm)">
          <text:p/>
          <draw:enhanced-geometry draw:mirror-horizontal="true" draw:mirror-vertical="false" svg:viewBox="0 0 21600 21600" draw:type="mso-spt32" draw:enhanced-path="M 0 0 L 21600 21600 N"/>
        </draw:custom-shape>
        <presentation:notes draw:style-name="dp2">
          <draw:page-thumbnail draw:name="Google Shape;197;g299a70e292d_0_120:notes" draw:style-name="gr1" draw:layer="layout" svg:width="16.932cm" svg:height="9.524cm" svg:x="1.059cm" svg:y="1.905cm" draw:page-number="18" presentation:class="page"/>
          <draw:frame draw:name="Google Shape;198;g299a70e292d_0_120:notes" presentation:style-name="pr26" draw:text-style-name="P4" draw:layer="layout" svg:width="15.239cm" svg:height="11.429cm" svg:x="1.905cm" svg:y="12.065cm" presentation:class="notes" presentation:placeholder="true" presentation:user-transformed="true">
            <draw:text-box/>
          </draw:frame>
        </presentation:notes>
      </draw:page>
      <draw:page draw:name="Cập nhật trên Cây Phân Đoạn - Cây Sum&#10;" draw:style-name="dp1" draw:master-page-name="TITLE_5f_ONLY" presentation:presentation-page-layout-name="AL4T19">
        <draw:frame draw:name="Google Shape;226;p31" presentation:style-name="pr22" draw:text-style-name="P7" draw:layer="layout" svg:width="23.667cm" svg:height="1.59cm" svg:x="0.866cm" svg:y="1.236cm" presentation:class="title" presentation:user-transformed="true">
          <draw:text-box>
            <text:p text:style-name="P6"><text:span text:style-name="T4">Cập nhật trên Cây Phân Đoạn - Cây Sum</text:span><text:span text:style-name="T4"><text:line-break/></text:span><text:span text:style-name="T4"/></text:p>
          </draw:text-box>
        </draw:frame>
        <draw:custom-shape draw:name="Google Shape;227;p31"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8;p31" draw:style-name="gr5" draw:text-style-name="P12" draw:layer="layout" svg:width="10.362cm" svg:height="1.757cm" svg:x="7.518cm" svg:y="10.084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9;p31" draw:style-name="gr8" draw:text-style-name="P16" draw:layer="layout" svg:width="1.318cm" svg:height="1.272cm" svg:x="12.04cm" svg:y="4.304cm">
          <text:p text:style-name="P1"><text:span text:style-name="T1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0;p31" draw:style-name="gr3" draw:text-style-name="P14"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1;p31" draw:style-name="gr8" draw:text-style-name="P16" draw:layer="layout" svg:width="1.318cm" svg:height="1.272cm" svg:x="13.36cm" svg:y="7.335cm">
          <text:p text:style-name="P1"><text:span text:style-name="T11">9</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2;p31"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3;p31" draw:style-name="gr3" draw:text-style-name="P14"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4;p31" draw:style-name="gr8" draw:text-style-name="P16" draw:layer="layout" svg:width="1.318cm" svg:height="1.272cm" svg:x="13.36cm" svg:y="10.367cm">
          <text:p text:style-name="P1"><text:span text:style-name="T11">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5;p31"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6;p31"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237;p31"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238;p31"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239;p31"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240;p31"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241;p31"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242;p31" draw:style-name="gr6" draw:text-style-name="P12" draw:layer="layout" svg:width="2.513cm" svg:height="0.898cm" svg:x="19.643cm" svg:y="10.514cm">
          <text:p text:style-name="P6"><text:span text:style-name="T12">Dãy giá tr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1" draw:style-name="gr7" draw:text-style-name="P15" draw:layer="layout" svg:width="1.76cm" svg:height="0.001cm" svg:x="17.882cm" svg:y="10.963cm">
          <text:p/>
          <draw:enhanced-geometry draw:mirror-horizontal="false" draw:mirror-vertical="false" svg:viewBox="0 0 21600 21600" draw:type="mso-spt32" draw:enhanced-path="M 0 0 L 21600 21600 N"/>
        </draw:custom-shape>
        <draw:custom-shape draw:name="Google Shape;244;p31" draw:style-name="gr9" draw:text-style-name="P12" draw:layer="layout" svg:width="4.292cm" svg:height="1.355cm" svg:x="17.882cm" svg:y="8.173cm">
          <text:p text:style-name="P6"><text:span text:style-name="T12">Cập nhật giá trị 3 tại index 2 thành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31" draw:style-name="gr7" draw:text-style-name="P15" draw:layer="layout" svg:width="3.202cm" svg:height="2.145cm" draw:transform="rotate (-3.14159265358979) translate (17.882cm 11.004cm)">
          <text:p/>
          <draw:enhanced-geometry draw:mirror-horizontal="true" draw:mirror-vertical="false" svg:viewBox="0 0 21600 21600" draw:type="mso-spt32" draw:enhanced-path="M 0 0 L 21600 21600 N"/>
        </draw:custom-shape>
        <draw:custom-shape draw:name="Google Shape;246;p31" draw:style-name="gr9" draw:text-style-name="P12" draw:layer="layout" svg:width="4.292cm" svg:height="1.355cm" svg:x="17.882cm" svg:y="5.576cm">
          <text:p text:style-name="P6"><text:span text:style-name="T12">Nút cha ảnh hưởng cập nhật giá tr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1" draw:style-name="gr7" draw:text-style-name="P15" draw:layer="layout" svg:width="3.202cm" svg:height="1.711cm" draw:transform="rotate (-3.14159265358979) translate (17.882cm 7.972cm)">
          <text:p/>
          <draw:enhanced-geometry draw:mirror-horizontal="true" draw:mirror-vertical="false" svg:viewBox="0 0 21600 21600" draw:type="mso-spt32" draw:enhanced-path="M 0 0 L 21600 21600 N"/>
        </draw:custom-shape>
        <draw:custom-shape draw:name="Google Shape;248;p31" draw:style-name="gr7" draw:text-style-name="P15" draw:layer="layout" svg:width="4.521cm" svg:height="1.32cm" svg:x="13.36cm" svg:y="4.94cm">
          <text:p/>
          <draw:enhanced-geometry draw:mirror-horizontal="false" draw:mirror-vertical="false" svg:viewBox="0 0 21600 21600" draw:type="mso-spt32" draw:enhanced-path="M 0 0 L 21600 21600 N"/>
        </draw:custom-shape>
        <presentation:notes draw:style-name="dp2">
          <draw:page-thumbnail draw:name="Google Shape;223;g299a70e292d_0_145:notes" draw:style-name="gr1" draw:layer="layout" svg:width="16.932cm" svg:height="9.524cm" svg:x="1.059cm" svg:y="1.905cm" draw:page-number="19" presentation:class="page"/>
          <draw:frame draw:name="Google Shape;224;g299a70e292d_0_145:notes" presentation:style-name="pr27"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SECTION_5f_HEADER">
        <draw:frame draw:name="Google Shape;253;p32" presentation:style-name="pr4" draw:text-style-name="P5" draw:layer="layout" svg:width="23.667cm" svg:height="2.337cm" svg:x="0.866cm" svg:y="5.975cm" presentation:class="title" presentation:user-transformed="true">
          <draw:text-box>
            <text:p text:style-name="P1"><text:span text:style-name="T3">Truy xuất trên Cây Phân Đoạn</text:span></text:p>
          </draw:text-box>
        </draw:frame>
        <presentation:notes draw:style-name="dp2">
          <draw:page-thumbnail draw:name="Google Shape;250;g299a70e292d_0_0:notes" draw:style-name="gr1" draw:layer="layout" svg:width="16.932cm" svg:height="9.524cm" svg:x="1.059cm" svg:y="1.905cm" draw:page-number="20" presentation:class="page"/>
          <draw:frame draw:name="Google Shape;251;g299a70e292d_0_0:notes" presentation:style-name="pr28"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258;p33"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frame draw:name="Google Shape;259;p33" presentation:style-name="pr7" draw:text-style-name="P9" draw:layer="layout" svg:width="23.667cm" svg:height="9.489cm" svg:x="0.866cm" svg:y="3.201cm" presentation:class="outline" presentation:user-transformed="true">
          <draw:text-box>
            <text:p text:style-name="P10"><text:span text:style-name="T5">Cây Phân Đoạn tồn tại để phục vụ mục đích truy xuất nhanh giá trị trên một đoạn giá trị bất kì.</text:span></text:p>
            <text:p text:style-name="P13"><text:span text:style-name="T5">Với đặc trưng cây nhị phân, thao tác truy xuất trên cây có độ phức tạp O(logN).</text:span></text:p>
          </draw:text-box>
        </draw:frame>
        <presentation:notes draw:style-name="dp2">
          <draw:page-thumbnail draw:name="Google Shape;255;g299a70e292d_0_6:notes" draw:style-name="gr1" draw:layer="layout" svg:width="16.932cm" svg:height="9.524cm" svg:x="1.059cm" svg:y="1.905cm" draw:page-number="21" presentation:class="page"/>
          <draw:frame draw:name="Google Shape;256;g299a70e292d_0_6:notes" presentation:style-name="pr29"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264;p34"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custom-shape draw:name="Google Shape;265;p34"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6;p34" draw:style-name="gr3" draw:text-style-name="P14"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7;p34" draw:style-name="gr3" draw:text-style-name="P14"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8;p34" draw:style-name="gr3" draw:text-style-name="P14"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9;p34"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0;p34" draw:style-name="gr3" draw:text-style-name="P14"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1;p34" draw:style-name="gr3" draw:text-style-name="P14"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2;p34"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3;p34"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274;p34"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275;p34"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276;p34"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277;p34"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278;p34"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279;p34" draw:style-name="gr10" draw:text-style-name="P12" draw:layer="layout" svg:width="1.318cm" svg:height="0.94cm" svg:x="8.083cm" svg:y="11.64cm">
          <text:p text:style-name="P1"><text:span text:style-name="T12">i =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34" draw:style-name="gr10" draw:text-style-name="P12" draw:layer="layout" svg:width="1.318cm" svg:height="0.94cm" svg:x="10.721cm" svg:y="11.64cm">
          <text:p text:style-name="P1"><text:span text:style-name="T12">i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4" draw:style-name="gr10" draw:text-style-name="P12" draw:layer="layout" svg:width="1.318cm" svg:height="0.94cm" svg:x="13.36cm" svg:y="11.65cm">
          <text:p text:style-name="P1"><text:span text:style-name="T12">i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34" draw:style-name="gr10" draw:text-style-name="P12" draw:layer="layout" svg:width="1.318cm" svg:height="0.94cm" svg:x="15.998cm" svg:y="11.64cm">
          <text:p text:style-name="P1"><text:span text:style-name="T12">i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g299a70e292d_0_171:notes" draw:style-name="gr1" draw:layer="layout" svg:width="16.932cm" svg:height="9.524cm" svg:x="1.059cm" svg:y="1.905cm" draw:page-number="22" presentation:class="page"/>
          <draw:frame draw:name="Google Shape;262;g299a70e292d_0_171:notes" presentation:style-name="pr30"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287;p35"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custom-shape draw:name="Google Shape;288;p35"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9;p35" draw:style-name="gr3" draw:text-style-name="P14"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0;p35" draw:style-name="gr3" draw:text-style-name="P14"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35" draw:style-name="gr3" draw:text-style-name="P14"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35"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35" draw:style-name="gr3" draw:text-style-name="P14"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p35" draw:style-name="gr3" draw:text-style-name="P14"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5;p35"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6;p35"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297;p35"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298;p35"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299;p35"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300;p35"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301;p35"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302;p35" draw:style-name="gr10" draw:text-style-name="P12" draw:layer="layout" svg:width="1.318cm" svg:height="0.94cm" svg:x="8.083cm" svg:y="11.64cm">
          <text:p text:style-name="P1"><text:span text:style-name="T12">i =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35" draw:style-name="gr10" draw:text-style-name="P12" draw:layer="layout" svg:width="1.318cm" svg:height="0.94cm" svg:x="10.721cm" svg:y="11.64cm">
          <text:p text:style-name="P1"><text:span text:style-name="T12">i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35" draw:style-name="gr10" draw:text-style-name="P12" draw:layer="layout" svg:width="1.318cm" svg:height="0.94cm" svg:x="13.36cm" svg:y="11.65cm">
          <text:p text:style-name="P1"><text:span text:style-name="T12">i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35" draw:style-name="gr10" draw:text-style-name="P12" draw:layer="layout" svg:width="1.318cm" svg:height="0.94cm" svg:x="15.998cm" svg:y="11.64cm">
          <text:p text:style-name="P1"><text:span text:style-name="T12">i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35" draw:style-name="gr10" draw:text-style-name="P12" draw:layer="layout" svg:width="5.702cm" svg:height="1.025cm" svg:x="3.04cm" svg:y="4.427cm">
          <text:p text:style-name="P17"><text:span text:style-name="T13">Tổng của đoạn [1; 2] l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4;g299a70e292d_0_195:notes" draw:style-name="gr1" draw:layer="layout" svg:width="16.932cm" svg:height="9.524cm" svg:x="1.059cm" svg:y="1.905cm" draw:page-number="23" presentation:class="page"/>
          <draw:frame draw:name="Google Shape;285;g299a70e292d_0_195:notes" presentation:style-name="pr31"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311;p36"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custom-shape draw:name="Google Shape;312;p36"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13;p36" draw:style-name="gr8" draw:text-style-name="P16"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4;p36" draw:style-name="gr3" draw:text-style-name="P14"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5;p36" draw:style-name="gr3" draw:text-style-name="P14"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36"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7;p36" draw:style-name="gr3" draw:text-style-name="P14"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8;p36" draw:style-name="gr3" draw:text-style-name="P14"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9;p36"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0;p36"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321;p36"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322;p36"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323;p36"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324;p36"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325;p36"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326;p36" draw:style-name="gr10" draw:text-style-name="P12" draw:layer="layout" svg:width="1.318cm" svg:height="0.94cm" svg:x="8.083cm" svg:y="11.64cm">
          <text:p text:style-name="P1"><text:span text:style-name="T12">i =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36" draw:style-name="gr10" draw:text-style-name="P12" draw:layer="layout" svg:width="1.318cm" svg:height="0.94cm" svg:x="10.721cm" svg:y="11.64cm">
          <text:p text:style-name="P1"><text:span text:style-name="T12">i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36" draw:style-name="gr10" draw:text-style-name="P12" draw:layer="layout" svg:width="1.318cm" svg:height="0.94cm" svg:x="13.36cm" svg:y="11.65cm">
          <text:p text:style-name="P1"><text:span text:style-name="T12">i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36" draw:style-name="gr10" draw:text-style-name="P12" draw:layer="layout" svg:width="1.318cm" svg:height="0.94cm" svg:x="15.998cm" svg:y="11.64cm">
          <text:p text:style-name="P1"><text:span text:style-name="T12">i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6" draw:style-name="gr10" draw:text-style-name="P12" draw:layer="layout" svg:width="5.702cm" svg:height="1.025cm" svg:x="3.04cm" svg:y="4.427cm">
          <text:p text:style-name="P17"><text:span text:style-name="T13">Tổng của đoạn [1; 2] l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36" draw:style-name="gr9" draw:text-style-name="P12" draw:layer="layout" svg:width="3.923cm" svg:height="0.932cm" svg:x="14.695cm" svg:y="4.469cm">
          <text:p text:style-name="P6"><text:span text:style-name="T12">left = 0 ^ right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36" draw:style-name="gr7" draw:text-style-name="P15" draw:layer="layout" svg:width="1.335cm" svg:height="0.001cm" svg:x="13.36cm" svg:y="4.94cm">
          <text:p/>
          <draw:enhanced-geometry draw:mirror-horizontal="false" draw:mirror-vertical="false" svg:viewBox="0 0 21600 21600" draw:type="mso-spt32" draw:enhanced-path="M 0 0 L 21600 21600 N"/>
        </draw:custom-shape>
        <presentation:notes draw:style-name="dp2">
          <draw:page-thumbnail draw:name="Google Shape;308;g299a70e292d_0_218:notes" draw:style-name="gr1" draw:layer="layout" svg:width="16.932cm" svg:height="9.524cm" svg:x="1.059cm" svg:y="1.905cm" draw:page-number="24" presentation:class="page"/>
          <draw:frame draw:name="Google Shape;309;g299a70e292d_0_218:notes" presentation:style-name="pr32"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337;p37"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custom-shape draw:name="Google Shape;338;p37"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9;p37" draw:style-name="gr8" draw:text-style-name="P16"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0;p37" draw:style-name="gr8" draw:text-style-name="P16"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1;p37" draw:style-name="gr3" draw:text-style-name="P14"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2;p37"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3;p37" draw:style-name="gr3" draw:text-style-name="P14"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4;p37" draw:style-name="gr3" draw:text-style-name="P14"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5;p37"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6;p37"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347;p37"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348;p37"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349;p37"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350;p37"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351;p37"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352;p37" draw:style-name="gr10" draw:text-style-name="P12" draw:layer="layout" svg:width="1.318cm" svg:height="0.94cm" svg:x="8.083cm" svg:y="11.64cm">
          <text:p text:style-name="P1"><text:span text:style-name="T12">i =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37" draw:style-name="gr10" draw:text-style-name="P12" draw:layer="layout" svg:width="1.318cm" svg:height="0.94cm" svg:x="10.721cm" svg:y="11.64cm">
          <text:p text:style-name="P1"><text:span text:style-name="T12">i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37" draw:style-name="gr10" draw:text-style-name="P12" draw:layer="layout" svg:width="1.318cm" svg:height="0.94cm" svg:x="13.36cm" svg:y="11.65cm">
          <text:p text:style-name="P1"><text:span text:style-name="T12">i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37" draw:style-name="gr10" draw:text-style-name="P12" draw:layer="layout" svg:width="1.318cm" svg:height="0.94cm" svg:x="15.998cm" svg:y="11.64cm">
          <text:p text:style-name="P1"><text:span text:style-name="T12">i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37" draw:style-name="gr10" draw:text-style-name="P12" draw:layer="layout" svg:width="5.702cm" svg:height="1.025cm" svg:x="3.04cm" svg:y="4.427cm">
          <text:p text:style-name="P17"><text:span text:style-name="T13">Tổng của đoạn [1; 2] l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37" draw:style-name="gr9" draw:text-style-name="P12" draw:layer="layout" svg:width="3.617cm" svg:height="0.932cm" svg:x="5.785cm" svg:y="7.501cm">
          <text:p text:style-name="P17"><text:span text:style-name="T12">left = 0 ^ right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37" draw:style-name="gr7" draw:text-style-name="P15" draw:layer="layout" svg:width="1.318cm" svg:height="0.001cm" draw:transform="rotate (-3.14159265358979) translate (10.721cm 7.972cm)">
          <text:p/>
          <draw:enhanced-geometry draw:mirror-horizontal="false" draw:mirror-vertical="false" svg:viewBox="0 0 21600 21600" draw:type="mso-spt32" draw:enhanced-path="M 0 0 L 21600 21600 N"/>
        </draw:custom-shape>
        <presentation:notes draw:style-name="dp2">
          <draw:page-thumbnail draw:name="Google Shape;334;g299a70e292d_0_243:notes" draw:style-name="gr1" draw:layer="layout" svg:width="16.932cm" svg:height="9.524cm" svg:x="1.059cm" svg:y="1.905cm" draw:page-number="25" presentation:class="page"/>
          <draw:frame draw:name="Google Shape;335;g299a70e292d_0_243:notes" presentation:style-name="pr33"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363;p38"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custom-shape draw:name="Google Shape;364;p38"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5;p38" draw:style-name="gr8" draw:text-style-name="P16"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6;p38" draw:style-name="gr8" draw:text-style-name="P16"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38" draw:style-name="gr3" draw:text-style-name="P14"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8;p38"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9;p38" draw:style-name="gr8" draw:text-style-name="P16"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0;p38" draw:style-name="gr3" draw:text-style-name="P14"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1;p38"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2;p38"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373;p38"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374;p38"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375;p38"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376;p38"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377;p38"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378;p38" draw:style-name="gr10" draw:text-style-name="P12" draw:layer="layout" svg:width="1.318cm" svg:height="0.94cm" svg:x="8.083cm" svg:y="11.64cm">
          <text:p text:style-name="P1"><text:span text:style-name="T12">i =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38" draw:style-name="gr10" draw:text-style-name="P12" draw:layer="layout" svg:width="1.318cm" svg:height="0.94cm" svg:x="10.721cm" svg:y="11.64cm">
          <text:p text:style-name="P1"><text:span text:style-name="T12">i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8" draw:style-name="gr10" draw:text-style-name="P12" draw:layer="layout" svg:width="1.318cm" svg:height="0.94cm" svg:x="13.36cm" svg:y="11.65cm">
          <text:p text:style-name="P1"><text:span text:style-name="T12">i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38" draw:style-name="gr10" draw:text-style-name="P12" draw:layer="layout" svg:width="1.318cm" svg:height="0.94cm" svg:x="15.998cm" svg:y="11.64cm">
          <text:p text:style-name="P1"><text:span text:style-name="T12">i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38" draw:style-name="gr10" draw:text-style-name="P12" draw:layer="layout" svg:width="5.702cm" svg:height="1.025cm" svg:x="3.04cm" svg:y="4.427cm">
          <text:p text:style-name="P17"><text:span text:style-name="T13">Tổng của đoạn [1; 2] l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38" draw:style-name="gr9" draw:text-style-name="P12" draw:layer="layout" svg:width="3.923cm" svg:height="0.932cm" svg:x="5.478cm" svg:y="9.017cm">
          <text:p text:style-name="P17"><text:span text:style-name="T12">left = 1 ^ right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38" draw:style-name="gr7" draw:text-style-name="P15" draw:layer="layout" svg:width="1.318cm" svg:height="1.515cm" draw:transform="rotate (-3.14159265358979) translate (10.721cm 11.004cm)">
          <text:p/>
          <draw:enhanced-geometry draw:mirror-horizontal="false" draw:mirror-vertical="false" svg:viewBox="0 0 21600 21600" draw:type="mso-spt32" draw:enhanced-path="M 0 0 L 21600 21600 N"/>
        </draw:custom-shape>
        <presentation:notes draw:style-name="dp2">
          <draw:page-thumbnail draw:name="Google Shape;360;g299a70e292d_0_291:notes" draw:style-name="gr1" draw:layer="layout" svg:width="16.932cm" svg:height="9.524cm" svg:x="1.059cm" svg:y="1.905cm" draw:page-number="26" presentation:class="page"/>
          <draw:frame draw:name="Google Shape;361;g299a70e292d_0_291:notes" presentation:style-name="pr34"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389;p39"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custom-shape draw:name="Google Shape;390;p39"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1;p39" draw:style-name="gr8" draw:text-style-name="P16"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p39" draw:style-name="gr8" draw:text-style-name="P16"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p39" draw:style-name="gr8" draw:text-style-name="P16"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4;p39"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5;p39" draw:style-name="gr8" draw:text-style-name="P16"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6;p39" draw:style-name="gr3" draw:text-style-name="P14"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7;p39"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8;p39"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399;p39"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400;p39"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401;p39"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402;p39"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403;p39"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404;p39" draw:style-name="gr10" draw:text-style-name="P12" draw:layer="layout" svg:width="1.318cm" svg:height="0.94cm" svg:x="8.083cm" svg:y="11.64cm">
          <text:p text:style-name="P1"><text:span text:style-name="T12">i =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39" draw:style-name="gr10" draw:text-style-name="P12" draw:layer="layout" svg:width="1.318cm" svg:height="0.94cm" svg:x="10.721cm" svg:y="11.64cm">
          <text:p text:style-name="P1"><text:span text:style-name="T12">i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9" draw:style-name="gr10" draw:text-style-name="P12" draw:layer="layout" svg:width="1.318cm" svg:height="0.94cm" svg:x="13.36cm" svg:y="11.65cm">
          <text:p text:style-name="P1"><text:span text:style-name="T12">i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9" draw:style-name="gr10" draw:text-style-name="P12" draw:layer="layout" svg:width="1.318cm" svg:height="0.94cm" svg:x="15.998cm" svg:y="11.64cm">
          <text:p text:style-name="P1"><text:span text:style-name="T12">i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39" draw:style-name="gr10" draw:text-style-name="P12" draw:layer="layout" svg:width="5.702cm" svg:height="1.025cm" svg:x="3.04cm" svg:y="4.427cm">
          <text:p text:style-name="P17"><text:span text:style-name="T13">Tổng của đoạn [1; 2] l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9" draw:style-name="gr9" draw:text-style-name="P12" draw:layer="layout" svg:width="4.68cm" svg:height="0.932cm" svg:x="15.998cm" svg:y="7.501cm">
          <text:p text:style-name="P6"><text:span text:style-name="T12">left = 2 ^ right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39" draw:style-name="gr7" draw:text-style-name="P15" draw:layer="layout" svg:width="1.318cm" svg:height="0.001cm" svg:x="14.679cm" svg:y="7.972cm">
          <text:p/>
          <draw:enhanced-geometry draw:mirror-horizontal="false" draw:mirror-vertical="false" svg:viewBox="0 0 21600 21600" draw:type="mso-spt32" draw:enhanced-path="M 0 0 L 21600 21600 N"/>
        </draw:custom-shape>
        <presentation:notes draw:style-name="dp2">
          <draw:page-thumbnail draw:name="Google Shape;386;g299a70e292d_0_318:notes" draw:style-name="gr1" draw:layer="layout" svg:width="16.932cm" svg:height="9.524cm" svg:x="1.059cm" svg:y="1.905cm" draw:page-number="27" presentation:class="page"/>
          <draw:frame draw:name="Google Shape;387;g299a70e292d_0_318:notes" presentation:style-name="pr35"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415;p40"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custom-shape draw:name="Google Shape;416;p40"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7;p40" draw:style-name="gr8" draw:text-style-name="P16"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8;p40" draw:style-name="gr8" draw:text-style-name="P16"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9;p40" draw:style-name="gr8" draw:text-style-name="P16"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p40"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p40" draw:style-name="gr8" draw:text-style-name="P16"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2;p40" draw:style-name="gr8" draw:text-style-name="P16"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p40"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p40"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425;p40"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426;p40"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427;p40"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428;p40"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429;p40"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430;p40" draw:style-name="gr10" draw:text-style-name="P12" draw:layer="layout" svg:width="1.318cm" svg:height="0.94cm" svg:x="8.083cm" svg:y="11.64cm">
          <text:p text:style-name="P1"><text:span text:style-name="T12">i =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40" draw:style-name="gr10" draw:text-style-name="P12" draw:layer="layout" svg:width="1.318cm" svg:height="0.94cm" svg:x="10.721cm" svg:y="11.64cm">
          <text:p text:style-name="P1"><text:span text:style-name="T12">i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40" draw:style-name="gr10" draw:text-style-name="P12" draw:layer="layout" svg:width="1.318cm" svg:height="0.94cm" svg:x="13.36cm" svg:y="11.65cm">
          <text:p text:style-name="P1"><text:span text:style-name="T12">i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40" draw:style-name="gr10" draw:text-style-name="P12" draw:layer="layout" svg:width="1.318cm" svg:height="0.94cm" svg:x="15.998cm" svg:y="11.64cm">
          <text:p text:style-name="P1"><text:span text:style-name="T12">i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40" draw:style-name="gr10" draw:text-style-name="P12" draw:layer="layout" svg:width="5.702cm" svg:height="1.025cm" svg:x="3.04cm" svg:y="4.427cm">
          <text:p text:style-name="P17"><text:span text:style-name="T13">Tổng của đoạn [1; 2] l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40" draw:style-name="gr9" draw:text-style-name="P12" draw:layer="layout" svg:width="4.742cm" svg:height="0.932cm" svg:x="15.998cm" svg:y="9.017cm">
          <text:p text:style-name="P6"><text:span text:style-name="T12">left = 2 ^ right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40" draw:style-name="gr7" draw:text-style-name="P15" draw:layer="layout" svg:width="1.318cm" svg:height="1.515cm" draw:transform="rotate (-3.14159265358979) translate (15.998cm 11.004cm)">
          <text:p/>
          <draw:enhanced-geometry draw:mirror-horizontal="true" draw:mirror-vertical="false" svg:viewBox="0 0 21600 21600" draw:type="mso-spt32" draw:enhanced-path="M 0 0 L 21600 21600 N"/>
        </draw:custom-shape>
        <presentation:notes draw:style-name="dp2">
          <draw:page-thumbnail draw:name="Google Shape;412;g299a70e292d_0_345:notes" draw:style-name="gr1" draw:layer="layout" svg:width="16.932cm" svg:height="9.524cm" svg:x="1.059cm" svg:y="1.905cm" draw:page-number="28" presentation:class="page"/>
          <draw:frame draw:name="Google Shape;413;g299a70e292d_0_345:notes" presentation:style-name="pr36"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441;p41"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custom-shape draw:name="Google Shape;442;p41" draw:style-name="gr2" draw:text-style-name="P14" draw:layer="layout" svg:width="20.746cm" svg:height="9.238cm" svg:x="2.327cm" svg:y="3.35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3;p41" draw:style-name="gr8" draw:text-style-name="P16" draw:layer="layout" svg:width="1.318cm" svg:height="1.272cm" svg:x="12.04cm" svg:y="4.304cm">
          <text:p text:style-name="P1"><text:span text:style-name="T11">10</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41" draw:style-name="gr8" draw:text-style-name="P16" draw:layer="layout" svg:width="1.318cm" svg:height="1.272cm" svg:x="10.721cm" svg:y="7.335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p41" draw:style-name="gr8" draw:text-style-name="P16" draw:layer="layout" svg:width="1.318cm" svg:height="1.272cm" svg:x="13.36cm" svg:y="7.335cm">
          <text:p text:style-name="P1"><text:span text:style-name="T11">7</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6;p41" draw:style-name="gr3" draw:text-style-name="P14" draw:layer="layout" svg:width="1.318cm" svg:height="1.272cm" svg:x="8.083cm" svg:y="10.367cm">
          <text:p text:style-name="P1"><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p41" draw:style-name="gr8" draw:text-style-name="P16" draw:layer="layout" svg:width="1.318cm" svg:height="1.272cm" svg:x="10.721cm" svg:y="10.367cm">
          <text:p text:style-name="P1"><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p41" draw:style-name="gr8" draw:text-style-name="P16" draw:layer="layout" svg:width="1.318cm" svg:height="1.272cm" svg:x="13.36cm" svg:y="10.367cm">
          <text:p text:style-name="P1"><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p41" draw:style-name="gr3" draw:text-style-name="P14" draw:layer="layout" svg:width="1.318cm" svg:height="1.272cm" svg:x="15.998cm" svg:y="10.367cm">
          <text:p text:style-name="P1"><text:span text:style-name="T11">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41" draw:style-name="gr4" draw:text-style-name="P15" draw:layer="layout" svg:width="1.318cm" svg:height="1.758cm" svg:x="11.381cm" svg:y="5.576cm">
          <text:p/>
          <draw:enhanced-geometry draw:mirror-horizontal="true" draw:mirror-vertical="false" svg:viewBox="0 0 21600 21600" draw:type="mso-spt32" draw:enhanced-path="M 0 0 L 21600 21600 N"/>
        </draw:custom-shape>
        <draw:custom-shape draw:name="Google Shape;451;p41" draw:style-name="gr4" draw:text-style-name="P15" draw:layer="layout" svg:width="1.318cm" svg:height="1.758cm" svg:x="12.7cm" svg:y="5.576cm">
          <text:p/>
          <draw:enhanced-geometry draw:mirror-horizontal="false" draw:mirror-vertical="false" svg:viewBox="0 0 21600 21600" draw:type="mso-spt32" draw:enhanced-path="M 0 0 L 21600 21600 N"/>
        </draw:custom-shape>
        <draw:custom-shape draw:name="Google Shape;452;p41" draw:style-name="gr4" draw:text-style-name="P15" draw:layer="layout" svg:width="0.001cm" svg:height="1.758cm" svg:x="11.381cm" svg:y="8.608cm">
          <text:p/>
          <draw:enhanced-geometry draw:mirror-horizontal="false" draw:mirror-vertical="false" svg:viewBox="0 0 21600 21600" draw:type="mso-spt32" draw:enhanced-path="M 0 0 L 21600 21600 N"/>
        </draw:custom-shape>
        <draw:custom-shape draw:name="Google Shape;453;p41" draw:style-name="gr4" draw:text-style-name="P15" draw:layer="layout" svg:width="2.637cm" svg:height="1.758cm" svg:x="8.741cm" svg:y="8.608cm">
          <text:p/>
          <draw:enhanced-geometry draw:mirror-horizontal="true" draw:mirror-vertical="false" svg:viewBox="0 0 21600 21600" draw:type="mso-spt32" draw:enhanced-path="M 0 0 L 21600 21600 N"/>
        </draw:custom-shape>
        <draw:custom-shape draw:name="Google Shape;454;p41" draw:style-name="gr4" draw:text-style-name="P15" draw:layer="layout" svg:width="0.001cm" svg:height="1.758cm" svg:x="14.019cm" svg:y="8.608cm">
          <text:p/>
          <draw:enhanced-geometry draw:mirror-horizontal="false" draw:mirror-vertical="false" svg:viewBox="0 0 21600 21600" draw:type="mso-spt32" draw:enhanced-path="M 0 0 L 21600 21600 N"/>
        </draw:custom-shape>
        <draw:custom-shape draw:name="Google Shape;455;p41" draw:style-name="gr4" draw:text-style-name="P15" draw:layer="layout" svg:width="2.637cm" svg:height="1.758cm" svg:x="14.019cm" svg:y="8.608cm">
          <text:p/>
          <draw:enhanced-geometry draw:mirror-horizontal="false" draw:mirror-vertical="false" svg:viewBox="0 0 21600 21600" draw:type="mso-spt32" draw:enhanced-path="M 0 0 L 21600 21600 N"/>
        </draw:custom-shape>
        <draw:custom-shape draw:name="Google Shape;456;p41" draw:style-name="gr10" draw:text-style-name="P12" draw:layer="layout" svg:width="1.318cm" svg:height="0.94cm" svg:x="8.083cm" svg:y="11.64cm">
          <text:p text:style-name="P1"><text:span text:style-name="T12">i =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41" draw:style-name="gr10" draw:text-style-name="P12" draw:layer="layout" svg:width="1.318cm" svg:height="0.94cm" svg:x="10.721cm" svg:y="11.64cm">
          <text:p text:style-name="P1"><text:span text:style-name="T12">i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41" draw:style-name="gr10" draw:text-style-name="P12" draw:layer="layout" svg:width="1.318cm" svg:height="0.94cm" svg:x="13.36cm" svg:y="11.65cm">
          <text:p text:style-name="P1"><text:span text:style-name="T12">i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41" draw:style-name="gr10" draw:text-style-name="P12" draw:layer="layout" svg:width="1.318cm" svg:height="0.94cm" svg:x="15.998cm" svg:y="11.64cm">
          <text:p text:style-name="P1"><text:span text:style-name="T12">i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41" draw:style-name="gr10" draw:text-style-name="P12" draw:layer="layout" svg:width="5.702cm" svg:height="1.025cm" svg:x="3.04cm" svg:y="4.427cm">
          <text:p text:style-name="P17"><text:span text:style-name="T13">Tổng của đoạn [1; 2] là:</text:span></text:p>
          <text:p text:style-name="P17"><text:span text:style-name="T13">2 + 3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8;g299a70e292d_0_372:notes" draw:style-name="gr1" draw:layer="layout" svg:width="16.932cm" svg:height="9.524cm" svg:x="1.059cm" svg:y="1.905cm" draw:page-number="29" presentation:class="page"/>
          <draw:frame draw:name="Google Shape;439;g299a70e292d_0_372:notes" presentation:style-name="pr37" draw:text-style-name="P4" draw:layer="layout" svg:width="15.239cm" svg:height="11.429cm" svg:x="1.905cm" svg:y="12.065cm" presentation:class="notes" presentation:placeholder="true" presentation:user-transformed="true">
            <draw:text-box/>
          </draw:frame>
        </presentation:notes>
      </draw:page>
      <draw:page draw:name="Truy xuất trên Cây Phân Đoạn" draw:style-name="dp1" draw:master-page-name="TITLE_5f_AND_5f_BODY" presentation:presentation-page-layout-name="AL2T1">
        <draw:frame draw:name="Google Shape;465;p42" presentation:style-name="pr6" draw:text-style-name="P7" draw:layer="layout" svg:width="23.667cm" svg:height="1.59cm" svg:x="0.866cm" svg:y="1.236cm" presentation:class="title" presentation:user-transformed="true">
          <draw:text-box>
            <text:p text:style-name="P6"><text:span text:style-name="T4">Truy xuất trên Cây Phân Đoạn</text:span></text:p>
          </draw:text-box>
        </draw:frame>
        <draw:frame draw:name="Google Shape;466;p42" presentation:style-name="pr7" draw:text-style-name="P9" draw:layer="layout" svg:width="23.667cm" svg:height="9.489cm" svg:x="0.866cm" svg:y="3.201cm" presentation:class="outline" presentation:user-transformed="true">
          <draw:text-box>
            <text:p text:style-name="P10"><text:span text:style-name="T5">Để truy vấn trên đoạn [L; R], ta chạy mô hình đệ quy:</text:span></text:p>
            <text:list text:style-name="L5">
              <text:list-item>
                <text:p text:style-name="P11"><text:span text:style-name="T5">Nếu đoạn giá trị mà nút quản lý nằm trong [L; R] thì trả về giá trị của nút.</text:span></text:p>
              </text:list-item>
              <text:list-item>
                <text:p text:style-name="P10"><text:span text:style-name="T5">Ngược lại, nếu đoạn giá trị nút quản lý không giao với [L; R], trả về giá trị rỗng.</text:span></text:p>
              </text:list-item>
              <text:list-item>
                <text:p text:style-name="P10"><text:span text:style-name="T5">Nếu đoạn giá trị nút quản lý có giao với [L; R], truy vấn trên 2 nút con của nút hiện tại và trả về “hợp nhất” của chúng.</text:span></text:p>
              </text:list-item>
              <text:list-item>
                <text:p text:style-name="P10"><text:span text:style-name="T5">Kết thúc đệ quy ta nhận được giá trị cần truy xuất.</text:span></text:p>
              </text:list-item>
            </text:list>
          </draw:text-box>
        </draw:frame>
        <presentation:notes draw:style-name="dp2">
          <draw:page-thumbnail draw:name="Google Shape;462;g299a70e292d_0_397:notes" draw:style-name="gr1" draw:layer="layout" svg:width="16.932cm" svg:height="9.524cm" svg:x="1.059cm" svg:y="1.905cm" draw:page-number="30" presentation:class="page"/>
          <draw:frame draw:name="Google Shape;463;g299a70e292d_0_397:notes" presentation:style-name="pr38" draw:text-style-name="P4" draw:layer="layout" svg:width="15.239cm" svg:height="11.429cm" svg:x="1.905cm" svg:y="12.065cm" presentation:class="notes" presentation:placeholder="true" presentation:user-transformed="true">
            <draw:text-box/>
          </draw:frame>
        </presentation:notes>
      </draw:page>
      <draw:page draw:name="Đánh giá Cây Phân Đoạn" draw:style-name="dp1" draw:master-page-name="SECTION_5f_HEADER">
        <draw:frame draw:name="Google Shape;471;p43" presentation:style-name="pr4" draw:text-style-name="P5" draw:layer="layout" svg:width="23.667cm" svg:height="2.337cm" svg:x="0.866cm" svg:y="5.975cm" presentation:class="title" presentation:user-transformed="true">
          <draw:text-box>
            <text:p text:style-name="P1"><text:span text:style-name="T3">Đánh giá Cây Phân Đoạn</text:span></text:p>
          </draw:text-box>
        </draw:frame>
        <presentation:notes draw:style-name="dp2">
          <draw:page-thumbnail draw:name="Google Shape;468;g299a70e292d_0_402:notes" draw:style-name="gr1" draw:layer="layout" svg:width="16.932cm" svg:height="9.524cm" svg:x="1.059cm" svg:y="1.905cm" draw:page-number="31" presentation:class="page"/>
          <draw:frame draw:name="Google Shape;469;g299a70e292d_0_402:notes" presentation:style-name="pr39" draw:text-style-name="P4" draw:layer="layout" svg:width="15.239cm" svg:height="11.429cm" svg:x="1.905cm" svg:y="12.065cm" presentation:class="notes" presentation:placeholder="true" presentation:user-transformed="true">
            <draw:text-box/>
          </draw:frame>
        </presentation:notes>
      </draw:page>
      <draw:page draw:name="Đánh giá Cây Phân Đoạn" draw:style-name="dp1" draw:master-page-name="TITLE_5f_AND_5f_BODY" presentation:presentation-page-layout-name="AL2T1">
        <draw:frame draw:name="Google Shape;476;p44" presentation:style-name="pr6" draw:text-style-name="P7" draw:layer="layout" svg:width="23.667cm" svg:height="1.59cm" svg:x="0.866cm" svg:y="1.236cm" presentation:class="title" presentation:user-transformed="true">
          <draw:text-box>
            <text:p text:style-name="P6"><text:span text:style-name="T4">Đánh giá Cây Phân Đoạn</text:span></text:p>
          </draw:text-box>
        </draw:frame>
        <draw:frame draw:name="Google Shape;477;p44" presentation:style-name="pr7" draw:text-style-name="P9" draw:layer="layout" svg:width="23.667cm" svg:height="9.489cm" svg:x="0.866cm" svg:y="3.201cm" presentation:class="outline" presentation:user-transformed="true">
          <draw:text-box>
            <text:p text:style-name="P10"><text:span text:style-name="T5">Cây Phân Đoạn là cấu trúc dữ liệu phù hợp cho nhiều bài toán truy vấn và cập nhật trên một dãy dữ liệu liên tiếp.</text:span></text:p>
            <text:p text:style-name="P11"><text:span text:style-name="T5">Độ phức tạp xây dựng: O(N).</text:span></text:p>
            <text:p text:style-name="P11"><text:span text:style-name="T5">Độ phức tạp truy vấn: O(logN).</text:span></text:p>
            <text:p text:style-name="P11"><text:span text:style-name="T5">Độ phức tạp cập nhật: O(logN).</text:span></text:p>
            <text:p text:style-name="P13"><text:span text:style-name="T5">Độ phức tạp bộ nhớ: xấp xỉ O(4N).</text:span></text:p>
          </draw:text-box>
        </draw:frame>
        <presentation:notes draw:style-name="dp2">
          <draw:page-thumbnail draw:name="Google Shape;473;g299a70e292d_0_407:notes" draw:style-name="gr1" draw:layer="layout" svg:width="16.932cm" svg:height="9.524cm" svg:x="1.059cm" svg:y="1.905cm" draw:page-number="32" presentation:class="page"/>
          <draw:frame draw:name="Google Shape;474;g299a70e292d_0_407:notes" presentation:style-name="pr40"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SECTION_5f_TITLE_5f_AND_5f_DESCRIPTION">
        <draw:frame draw:name="Google Shape;482;p45" presentation:style-name="pr41" draw:text-style-name="P18" draw:layer="layout" svg:width="11.236cm" svg:height="4.117cm" svg:x="0.738cm" svg:y="3.425cm" presentation:class="title" presentation:user-transformed="true">
          <draw:text-box>
            <text:p text:style-name="P1"><text:span text:style-name="T14">References</text:span></text:p>
          </draw:text-box>
        </draw:frame>
        <draw:frame draw:name="Google Shape;483;p45" presentation:style-name="pr42" draw:text-style-name="P9" draw:layer="layout" svg:width="10.657cm" svg:height="10.263cm" svg:x="13.721cm" svg:y="2.012cm" presentation:class="outline" presentation:user-transformed="true">
          <draw:text-box>
            <text:p text:style-name="P10"><text:span text:style-name="T15"><text:a xlink:href="https://vnoi.info/wiki/algo/data-structures/segment-tree-basic.md" xlink:type="simple">https://vnoi.info/wiki/algo/data-structures/segment-tree-basic.md</text:a></text:span></text:p>
            <text:p text:style-name="P11"><text:span text:style-name="T15"><text:a xlink:href="https://www.geeksforgeeks.org/segment-tree-data-structure/" xlink:type="simple">https://www.geeksforgeeks.org/segment-tree-data-structure/</text:a></text:span></text:p>
            <text:p text:style-name="P13"><text:span text:style-name="T15"><text:a xlink:href="https://en.wikipedia.org/wiki/Segment_tree" xlink:type="simple">https://en.wikipedia.org/wiki/Segment_tree</text:a></text:span></text:p>
          </draw:text-box>
        </draw:frame>
        <draw:frame draw:name="Google Shape;484;p45" presentation:style-name="pr43" draw:text-style-name="P19" draw:layer="layout" svg:width="11.236cm" svg:height="3.43cm" svg:x="0.738cm" svg:y="7.786cm" presentation:class="subtitle" presentation:user-transformed="true">
          <draw:text-box>
            <text:p text:style-name="P1"><text:span text:style-name="T16">Nguồn tham khảo về Cây Phân Đoạn được sử dụng trong bài</text:span></text:p>
          </draw:text-box>
        </draw:frame>
        <presentation:notes draw:style-name="dp2">
          <draw:page-thumbnail draw:name="Google Shape;479;g299a70e292d_0_412:notes" draw:style-name="gr1" draw:layer="layout" svg:width="16.932cm" svg:height="9.524cm" svg:x="1.059cm" svg:y="1.905cm" draw:page-number="33" presentation:class="page"/>
          <draw:frame draw:name="Google Shape;480;g299a70e292d_0_412:notes" presentation:style-name="pr4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tserrat" svg:font-family="Montserrat"/>
    <style:font-face style:name="Montserrat ExtraBold" svg:font-family="'Montserrat ExtraBold'"/>
    <style:font-face style:name="Montserrat Medium" svg:font-family="'Montserra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1212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212121"/>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212121"/>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212121"/>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30303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TITLE_5f_ONLY-backgroundobjects">
      <style:graphic-properties draw:stroke="none" draw:fill="none" draw:fill-color="#ffffff" draw:auto-grow-height="false" fo:min-height="1.27cm"/>
    </style:style>
    <style:style style:name="Mpr15" style:family="presentation" style:parent-style-name="TITLE_5f_ONLY-backgroundobjects">
      <style:graphic-properties draw:stroke="none" draw:fill="none" draw:fill-color="#ffffff" draw:textarea-vertical-align="bottom" draw:auto-grow-height="false" fo:min-height="1.27cm"/>
    </style:style>
    <style:style style:name="Mpr16" style:family="presentation" style:parent-style-name="SECTION_5f_TITLE_5f_AND_5f_DESCRIPTION-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7" style:family="presentation" style:parent-style-name="SECTION_5f_TITLE_5f_AND_5f_DESCRIPTION-backgroundobjects">
      <style:graphic-properties draw:stroke="none" draw:fill="none" draw:fill-color="#ffffff" draw:auto-grow-height="false" fo:min-height="1.27cm"/>
    </style:style>
    <style:style style:name="Mpr18"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303030"/>
      <style:paragraph-properties fo:text-align="start" style:font-independent-line-spacing="true"/>
      <style:text-properties fo:font-size="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36;p9" draw:style-name="Mgr3" draw:text-style-name="MP7"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9" presentation:style-name="SECTION_5f_TITLE_5f_AND_5f_DESCRIPTION-title" draw:layer="backgroundobjects" svg:width="11.236cm" svg:height="4.117cm" svg:x="0.738cm" svg:y="3.425cm" presentation:class="title" presentation:placeholder="true" presentation:user-transformed="true">
        <draw:text-box/>
      </draw:frame>
      <draw:frame draw:name="Google Shape;39;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0;p9" presentation:style-name="Mpr16"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35"/>
    <meta:generator>LibreOfficeDev/6.0.5.2$Linux_X86_64 LibreOffice_project/</meta:generator>
  </office:meta>
</office:document-meta>
</file>